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8b9110" style:family="table" style:master-page-name="ta-mp-0x98b9110">
      <style:table-properties table:display="true" style:writing-mode="lr-tb"/>
    </style:style>
    <style:style style:name="ta-0x98b9268" style:family="table" style:master-page-name="ta-mp-0x98b926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98b5160" style:family="table-cell" style:data-style-name="General">
      <style:table-cell-properties fo:background-color="#ffff99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4e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426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4f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49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0a0" style:family="table-cell" style:data-style-name="General">
      <style:table-cell-properties fo:background-color="#ffff99" fo:border-top="0.035cm solid #000000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4fe0" style:family="table-cell" style:data-style-name="General">
      <style:table-cell-properties fo:background-color="#ffff99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2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4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5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9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c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1"/>
    </style:style>
    <style:style style:name="ACE-0x98b5a60" style:family="table-cell" style:data-style-name="General">
      <style:table-cell-properties fo:background-color="#ffff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e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1"/>
    </style:style>
    <style:style style:name="ACE-0x98b5be0" style:family="table-cell" style:data-style-name="General">
      <style:table-cell-properties fo:background-color="#ffff99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d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1"/>
    </style:style>
    <style:style style:name="ACE-0x98b5b20" style:family="table-cell" style:data-style-name="General">
      <style:table-cell-properties fo:background-color="#ffff99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8b5e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0.26pt" style:use-optimal-column-width="true"/>
    </style:style>
    <style:style style:name="ACOL-2" style:family="table-column">
      <style:table-column-properties style:column-width="135.75pt" style:use-optimal-column-width="true"/>
    </style:style>
    <style:style style:name="ACOL-3" style:family="table-column">
      <style:table-column-properties style:column-width="143.27pt" style:use-optimal-column-width="true"/>
    </style:style>
    <style:style style:name="ACOL-4" style:family="table-column">
      <style:table-column-properties style:column-width="339.75pt" style:use-optimal-column-width="true"/>
    </style:style>
    <style:style style:name="ACOL-5" style:family="table-column">
      <style:table-column-properties style:column-width="163.50pt" style:use-optimal-column-width="true"/>
    </style:style>
    <style:style style:name="ACOL-6" style:family="table-column"/>
    <style:style style:name="ACOL-7" style:family="table-column">
      <style:table-column-properties style:column-width="111.46pt" style:use-optimal-column-width="true"/>
    </style:style>
    <style:style style:name="ACOL-8" style:family="table-column">
      <style:table-column-properties style:column-width="135.01pt" style:use-optimal-column-width="true"/>
    </style:style>
    <style:style style:name="ACOL-9" style:family="table-column">
      <style:table-column-properties style:column-width="154.29pt" style:use-optimal-column-width="true"/>
    </style:style>
    <style:style style:name="ACOL-10" style:family="table-column">
      <style:table-column-properties style:column-width="161.80pt" style:use-optimal-column-width="true"/>
    </style:style>
    <style:style style:name="ACOL-11" style:family="table-column">
      <style:table-column-properties style:column-width="83.25pt" style:use-optimal-column-width="true"/>
    </style:style>
    <style:style style:name="ACOL-12" style:family="table-column">
      <style:table-column-properties style:column-width="133.26pt" style:use-optimal-column-width="true"/>
    </style:style>
    <style:style style:name="ACOL-13" style:family="table-column">
      <style:table-column-properties style:column-width="212.25pt" style:use-optimal-column-width="true"/>
    </style:style>
    <style:style style:name="ACOL-14" style:family="table-column">
      <style:table-column-properties style:column-width="466.50pt" style:use-optimal-column-width="true"/>
    </style:style>
    <style:style style:name="ACOL-15" style:family="table-column">
      <style:table-column-properties style:column-width="162.73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/>
    <style:style style:name="AROW-3" style:family="table-row">
      <style:table-row-properties style:row-height="12.6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enu" table:style-name="ta-0x98b91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0" table:number-columns-repeated="15"/>
        <table:table-column table:style-name="ACOL-7"/>
        <table:table-column table:style-name="ACOL-8"/>
        <table:table-column table:style-name="ACOL-9"/>
        <table:table-column table:style-name="ACOL-10" table:number-columns-repeated="2"/>
        <table:table-column table:style-name="ACOL-0" table:number-columns-repeated="230"/>
        <table:table-row table:style-name="AROW-0">
          <table:table-cell table:style-name="ACE-0x98b4f20"/>
          <table:table-cell table:number-columns-spanned="2"/>
          <table:covered-table-cell/>
          <table:table-cell table:style-name="Gnumeric-default" office:value-type="string" office:string-value="UI">
            <text:p>UI</text:p>
          </table:table-cell>
          <table:table-cell table:number-columns-repeated="252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CONF">
            <text:p>dbo.E_CONF</text:p>
          </table:table-cell>
          <table:table-cell table:style-name="Gnumeric-default" office:value-type="string" office:string-value="minCashLow">
            <text:p>minCashLow</text:p>
          </table:table-cell>
          <table:table-cell table:style-name="Gnumeric-default" office:value-type="string" office:string-value="System &gt; configuration">
            <text:p>System &gt; configuration</text:p>
          </table:table-cell>
          <table:table-cell table:style-name="Gnumeric-default" office:value-type="string" office:string-value="Minimum Cash Low (%)">
            <text:p>Minimum Cash Low (%)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CONF">
            <text:p>dbo.E_CONF</text:p>
          </table:table-cell>
          <table:table-cell table:style-name="Gnumeric-default" office:value-type="string" office:string-value="IdleTime">
            <text:p>IdleTime</text:p>
          </table:table-cell>
          <table:table-cell table:style-name="Gnumeric-default" office:value-type="string" office:string-value="System &gt; configuration">
            <text:p>System &gt; configuration</text:p>
          </table:table-cell>
          <table:table-cell table:style-name="Gnumeric-default" office:value-type="string" office:string-value="Idle ATM Time (Hours)">
            <text:p>Idle ATM Time (Hours)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USER">
            <text:p>dbo.E_USER</text:p>
          </table:table-cell>
          <table:table-cell table:style-name="Gnumeric-default" office:value-type="string" office:string-value="username">
            <text:p>username</text:p>
          </table:table-cell>
          <table:table-cell table:style-name="Gnumeric-default" office:value-type="string" office:string-value="Sytem &gt; User Management">
            <text:p>Sytem &gt; User Management</text:p>
          </table:table-cell>
          <table:table-cell table:style-name="Gnumeric-default" office:value-type="string" office:string-value="Username">
            <text:p>Usernam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USER">
            <text:p>dbo.E_USER</text:p>
          </table:table-cell>
          <table:table-cell table:style-name="Gnumeric-default" office:value-type="string" office:string-value="password">
            <text:p>password</text:p>
          </table:table-cell>
          <table:table-cell table:style-name="Gnumeric-default" office:value-type="string" office:string-value="Sytem &gt; User Management">
            <text:p>Sytem &gt; User Management</text:p>
          </table:table-cell>
          <table:table-cell table:style-name="Gnumeric-default" office:value-type="string" office:string-value="Password">
            <text:p>Password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Gnumeric-default" office:value-type="string" office:string-value="Sytem &gt; User Management">
            <text:p>Sytem &gt; User Management</text:p>
          </table:table-cell>
          <table:table-cell table:style-name="Gnumeric-default" office:value-type="string" office:string-value="Confirm Password">
            <text:p>Confirm Passwor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group">
            <text:p>r_group</text:p>
          </table:table-cell>
          <table:table-cell table:style-name="Gnumeric-default" office:value-type="string" office:string-value="Sytem &gt; User Management">
            <text:p>Sytem &gt; User Management</text:p>
          </table:table-cell>
          <table:table-cell table:style-name="Gnumeric-default" office:value-type="string" office:string-value="Group">
            <text:p>Group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USER">
            <text:p>dbo.E_USER</text:p>
          </table:table-cell>
          <table:table-cell table:style-name="Gnumeric-default" office:value-type="string" office:string-value="scb">
            <text:p>scb</text:p>
          </table:table-cell>
          <table:table-cell table:style-name="Gnumeric-default" office:value-type="string" office:string-value="Sytem &gt; User Management">
            <text:p>Sytem &gt; User Management</text:p>
          </table:table-cell>
          <table:table-cell table:style-name="Gnumeric-default" office:value-type="string" office:string-value="SCB">
            <text:p>SCB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USER">
            <text:p>dbo.E_USER</text:p>
          </table:table-cell>
          <table:table-cell table:style-name="Gnumeric-default" office:value-type="string" office:string-value="btp">
            <text:p>btp</text:p>
          </table:table-cell>
          <table:table-cell table:style-name="Gnumeric-default" office:value-type="string" office:string-value="Sytem &gt; User Management">
            <text:p>Sytem &gt; User Management</text:p>
          </table:table-cell>
          <table:table-cell table:style-name="Gnumeric-default" office:value-type="string" office:string-value="BTP">
            <text:p>BTP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name">
            <text:p>name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Name">
            <text:p>Nam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description">
            <text:p>description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Description">
            <text:p>Descrip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conf">
            <text:p>r_conf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System &gt; Configuration">
            <text:p>System &gt; Configur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user">
            <text:p>r_user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System &gt; User Management">
            <text:p>System &gt; User Management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group">
            <text:p>r_group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status">
            <text:p>r_status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ATM Status">
            <text:p>ATM 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faults">
            <text:p>r_faults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ATM Faults">
            <text:p>ATM Fault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node">
            <text:p>r_node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Node Status">
            <text:p>Node 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AtmUpt">
            <text:p>r_RAtmUpt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ATM Uptime">
            <text:p>Report &gt; ATM Uptim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NodeUpt">
            <text:p>r_RNodeUpt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Node Uptime">
            <text:p>Report &gt; Node Uptim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Idle">
            <text:p>r_RIdle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Idle ATMs">
            <text:p>Report &gt; Idle ATM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Captured">
            <text:p>r_RCaptured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Captured Card">
            <text:p>Report &gt; Captured Car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Faud">
            <text:p>r_RFaud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Fraud Check">
            <text:p>Report &gt; Fraud Check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CardNumb">
            <text:p>r_RCardNumb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Card Numbers">
            <text:p>Report &gt; Card Number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Response">
            <text:p>r_RResponse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Response Codes">
            <text:p>Report &gt; Response Code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TrxDiff">
            <text:p>r_RTrxDiff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Trx Differences">
            <text:p>Report &gt; Trx Difference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Machines">
            <text:p>r_RMachines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Report &gt; Machines Down">
            <text:p>Report &gt; Machines Dow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E_GROUP">
            <text:p>dbo.E_GROUP</text:p>
          </table:table-cell>
          <table:table-cell table:style-name="Gnumeric-default" office:value-type="string" office:string-value="r_RQuery">
            <text:p>r_RQuery</text:p>
          </table:table-cell>
          <table:table-cell table:style-name="Gnumeric-default" office:value-type="string" office:string-value="System &gt; Group Management">
            <text:p>System &gt; Group Management</text:p>
          </table:table-cell>
          <table:table-cell table:style-name="Gnumeric-default" office:value-type="string" office:string-value="Query">
            <text:p>Query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MT_VIEW">
            <text:p>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Being Serviced">
            <text:p>ATM Status &gt; Online &gt; By Status &gt; Being Servic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MT_VIEW">
            <text:p>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Being Serviced">
            <text:p>ATM Status &gt; Online &gt; By Status &gt; Being Servic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MT_VIEW">
            <text:p>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Being Serviced">
            <text:p>ATM Status &gt; Online &gt; By Status &gt; Being Servic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MT_VIEW">
            <text:p>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Being Serviced">
            <text:p>ATM Status &gt; Online &gt; By Status &gt; Being Servic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MT_VIEW">
            <text:p>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Being Serviced">
            <text:p>ATM Status &gt; Online &gt; By Status &gt; Being Servic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MT_VIEW">
            <text:p>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Being Serviced">
            <text:p>ATM Status &gt; Online &gt; By Status &gt; Being Servic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Supervisor Mode">
            <text:p>ATM Status &gt; Online &gt; By Status &gt; Supervisor Mode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Supervisor Mode">
            <text:p>ATM Status &gt; Online &gt; By Status &gt; Supervisor Mode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16" table:style-name="ACE-0x98b52e0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Supervisor Mode">
            <text:p>ATM Status &gt; Online &gt; By Status &gt; Supervisor Mode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16" table:style-name="ACE-0x98b52e0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Supervisor Mode">
            <text:p>ATM Status &gt; Online &gt; By Status &gt; Supervisor Mode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16" table:style-name="ACE-0x98b52e0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Supervisor Mode">
            <text:p>ATM Status &gt; Online &gt; By Status &gt; Supervisor Mode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16" table:style-name="ACE-0x98b52e0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Supervisor Mode">
            <text:p>ATM Status &gt; Online &gt; By Status &gt; Supervisor Mode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16" table:style-name="ACE-0x98b52e0"/>
          <table:table-cell table:number-columns-repeated="235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Supplay Mode">
            <text:p>ATM Status &gt; Online &gt; By Status &gt; Supplay Mode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Supplay Mode">
            <text:p>ATM Status &gt; Online &gt; By Status &gt; Supplay Mode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Supplay Mode">
            <text:p>ATM Status &gt; Online &gt; By Status &gt; Supplay Mode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Supplay Mode">
            <text:p>ATM Status &gt; Online &gt; By Status &gt; Supplay Mode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Supplay Mode">
            <text:p>ATM Status &gt; Online &gt; By Status &gt; Supplay Mode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Supplay Mode">
            <text:p>ATM Status &gt; Online &gt; By Status &gt; Supplay Mode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Loading ATM">
            <text:p>ATM Status &gt; Online &gt; By Status &gt; Loading ATM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Loading ATM">
            <text:p>ATM Status &gt; Online &gt; By Status &gt; Loading ATM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Loading ATM">
            <text:p>ATM Status &gt; Online &gt; By Status &gt; Loading ATM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Loading ATM">
            <text:p>ATM Status &gt; Online &gt; By Status &gt; Loading ATM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Loading ATM">
            <text:p>ATM Status &gt; Online &gt; By Status &gt; Loading ATM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Loading ATM">
            <text:p>ATM Status &gt; Online &gt; By Status &gt; Loading ATM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Open">
            <text:p>ATM Status &gt; Online &gt; By Status &gt; Open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Open">
            <text:p>ATM Status &gt; Online &gt; By Status &gt; Open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Open">
            <text:p>ATM Status &gt; Online &gt; By Status &gt; Open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Open">
            <text:p>ATM Status &gt; Online &gt; By Status &gt; Open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Open">
            <text:p>ATM Status &gt; Online &gt; By Status &gt; Open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Open">
            <text:p>ATM Status &gt; Online &gt; By Status &gt; Open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Closed">
            <text:p>ATM Status &gt; Online &gt; By Status &gt; Clos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Closed">
            <text:p>ATM Status &gt; Online &gt; By Status &gt; Clos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Closed">
            <text:p>ATM Status &gt; Online &gt; By Status &gt; Clos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Closed">
            <text:p>ATM Status &gt; Online &gt; By Status &gt; Clos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Closed">
            <text:p>ATM Status &gt; Online &gt; By Status &gt; Clos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Closed">
            <text:p>ATM Status &gt; Online &gt; By Status &gt; Clos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All [Online]">
            <text:p>ATM Status &gt; Online &gt; All [Online]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ASData.dbo.MTCCODS) AK ON MT_VIEW.MTCCOD=AK._MTCCOD">
            <text:p>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All [Online]">
            <text:p>ATM Status &gt; Online &gt; All [Online]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All [Online]">
            <text:p>ATM Status &gt; Online &gt; All [Online]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All [Online]">
            <text:p>ATM Status &gt; Online &gt; All [Online]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All [Online]">
            <text:p>ATM Status &gt; Online &gt; All [Online]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All [Online]">
            <text:p>ATM Status &gt; Online &gt; All [Online]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Null">
            <text:p>ATM Status &gt; Online &gt; By Status &gt; Nul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Null">
            <text:p>ATM Status &gt; Online &gt; By Status &gt; Nul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Null">
            <text:p>ATM Status &gt; Online &gt; By Status &gt; Nul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Null">
            <text:p>ATM Status &gt; Online &gt; By Status &gt; Nul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Null">
            <text:p>ATM Status &gt; Online &gt; By Status &gt; Nul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Null">
            <text:p>ATM Status &gt; Online &gt; By Status &gt; Nul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No Rsp/Sel Fail">
            <text:p>ATM Status &gt; Online &gt; By Status &gt; No Rsp/Sel Fai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No Rsp/Sel Fail">
            <text:p>ATM Status &gt; Online &gt; By Status &gt; No Rsp/Sel Fai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No Rsp/Sel Fail">
            <text:p>ATM Status &gt; Online &gt; By Status &gt; No Rsp/Sel Fai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No Rsp/Sel Fail">
            <text:p>ATM Status &gt; Online &gt; By Status &gt; No Rsp/Sel Fai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No Rsp/Sel Fail">
            <text:p>ATM Status &gt; Online &gt; By Status &gt; No Rsp/Sel Fai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No Rsp/Sel Fail">
            <text:p>ATM Status &gt; Online &gt; By Status &gt; No Rsp/Sel Fai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number-columns-spanned="3"/>
          <table:covered-table-cell table:number-columns-repeated="2"/>
          <table:table-cell table:number-columns-repeated="252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Poll Fail">
            <text:p>ATM Status &gt; Online &gt; By Status &gt; Poll Fai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Poll Fail">
            <text:p>ATM Status &gt; Online &gt; By Status &gt; Poll Fai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Poll Fail">
            <text:p>ATM Status &gt; Online &gt; By Status &gt; Poll Fai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Poll Fail">
            <text:p>ATM Status &gt; Online &gt; By Status &gt; Poll Fai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Poll Fail">
            <text:p>ATM Status &gt; Online &gt; By Status &gt; Poll Fai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Poll Fail">
            <text:p>ATM Status &gt; Online &gt; By Status &gt; Poll Fai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number-columns-spanned="3"/>
          <table:covered-table-cell table:number-columns-repeated="2"/>
          <table:table-cell table:number-columns-repeated="252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Command Fail">
            <text:p>ATM Status &gt; Online &gt; By Status &gt; Command Fai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Command Fail">
            <text:p>ATM Status &gt; Online &gt; By Status &gt; Command Fai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Command Fail">
            <text:p>ATM Status &gt; Online &gt; By Status &gt; Command Fai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Command Fail">
            <text:p>ATM Status &gt; Online &gt; By Status &gt; Command Fai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Command Fail">
            <text:p>ATM Status &gt; Online &gt; By Status &gt; Command Fai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Command Fail">
            <text:p>ATM Status &gt; Online &gt; By Status &gt; Command Fai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ATM Not Available">
            <text:p>ATM Status &gt; Online &gt; By Status &gt; ATM Not Available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ATM Not Available">
            <text:p>ATM Status &gt; Online &gt; By Status &gt; ATM Not Available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ATM Not Available">
            <text:p>ATM Status &gt; Online &gt; By Status &gt; ATM Not Available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ATM Not Available">
            <text:p>ATM Status &gt; Online &gt; By Status &gt; ATM Not Available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ATM Not Available">
            <text:p>ATM Status &gt; Online &gt; By Status &gt; ATM Not Available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ATM Not Available">
            <text:p>ATM Status &gt; Online &gt; By Status &gt; ATM Not Available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Off Host">
            <text:p>ATM Status &gt; Online &gt; By Status &gt; Off Host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Off Host">
            <text:p>ATM Status &gt; Online &gt; By Status &gt; Off Host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Off Host">
            <text:p>ATM Status &gt; Online &gt; By Status &gt; Off Host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Off Host">
            <text:p>ATM Status &gt; Online &gt; By Status &gt; Off Host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Off Host">
            <text:p>ATM Status &gt; Online &gt; By Status &gt; Off Host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Off Host">
            <text:p>ATM Status &gt; Online &gt; By Status &gt; Off Host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Suspended">
            <text:p>ATM Status &gt; Online &gt; By Status 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Suspended">
            <text:p>ATM Status &gt; Online &gt; By Status 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Suspended">
            <text:p>ATM Status &gt; Online &gt; By Status 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Suspended">
            <text:p>ATM Status &gt; Online &gt; By Status 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Suspended">
            <text:p>ATM Status &gt; Online &gt; By Status 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Suspended">
            <text:p>ATM Status &gt; Online &gt; By Status 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Host Control">
            <text:p>ATM Status &gt; Online &gt; By Status &gt; Host Contro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Host Control">
            <text:p>ATM Status &gt; Online &gt; By Status &gt; Host Contro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Host Control">
            <text:p>ATM Status &gt; Online &gt; By Status &gt; Host Contro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Host Control">
            <text:p>ATM Status &gt; Online &gt; By Status &gt; Host Contro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Host Control">
            <text:p>ATM Status &gt; Online &gt; By Status &gt; Host Contro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Host Control">
            <text:p>ATM Status &gt; Online &gt; By Status &gt; Host Contro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Controller control">
            <text:p>ATM Status &gt; Online &gt; By Status &gt; Controller contro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Controller control">
            <text:p>ATM Status &gt; Online &gt; By Status &gt; Controller contro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Controller control">
            <text:p>ATM Status &gt; Online &gt; By Status &gt; Controller contro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Controller control">
            <text:p>ATM Status &gt; Online &gt; By Status &gt; Controller contro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Controller control">
            <text:p>ATM Status &gt; Online &gt; By Status &gt; Controller contro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Controller control">
            <text:p>ATM Status &gt; Online &gt; By Status &gt; Controller contro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Req host control">
            <text:p>ATM Status &gt; Online &gt; By Status &gt; Req host contro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Req host control">
            <text:p>ATM Status &gt; Online &gt; By Status &gt; Req host contro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Req host control">
            <text:p>ATM Status &gt; Online &gt; By Status &gt; Req host contro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Req host control">
            <text:p>ATM Status &gt; Online &gt; By Status &gt; Req host contro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Req host control">
            <text:p>ATM Status &gt; Online &gt; By Status &gt; Req host contro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Req host control">
            <text:p>ATM Status &gt; Online &gt; By Status &gt; Req host contro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Status unknown">
            <text:p>ATM Status &gt; Online &gt; By Status &gt; Status unknown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Status unknown">
            <text:p>ATM Status &gt; Online &gt; By Status &gt; Status unknown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Status unknown">
            <text:p>ATM Status &gt; Online &gt; By Status &gt; Status unknown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Status unknown">
            <text:p>ATM Status &gt; Online &gt; By Status &gt; Status unknown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Status unknown">
            <text:p>ATM Status &gt; Online &gt; By Status &gt; Status unknown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Status unknown">
            <text:p>ATM Status &gt; Online &gt; By Status &gt; Status unknown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Online &gt; By Status &gt; All [Online]">
            <text:p>ATM Status &gt; Online &gt; By Status &gt; All [Online]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Online &gt; By Status &gt; All [Online]">
            <text:p>ATM Status &gt; Online &gt; By Status &gt; All [Online]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Online &gt; By Status &gt; All [Online]">
            <text:p>ATM Status &gt; Online &gt; By Status &gt; All [Online]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Online &gt; By Status &gt; All [Online]">
            <text:p>ATM Status &gt; Online &gt; By Status &gt; All [Online]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Online &gt; By Status &gt; All [Online]">
            <text:p>ATM Status &gt; Online &gt; By Status &gt; All [Online]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Online &gt; By Status &gt; All [Online]">
            <text:p>ATM Status &gt; Online &gt; By Status &gt; All [Online]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Status &gt; Total">
            <text:p>ATM Status 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Status &gt; Total">
            <text:p>ATM Status 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Status &gt; Total">
            <text:p>ATM Status 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Status &gt; Total">
            <text:p>ATM Status 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Status &gt; Total">
            <text:p>ATM Status 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Status &gt; Total">
            <text:p>ATM Status 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epository  &gt; Routine Error">
            <text:p>ATM Faults &gt; By Category &gt; Depository <text:s/>&gt; Routine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epository  &gt; Routine Error">
            <text:p>ATM Faults &gt; By Category &gt; Depository <text:s/>&gt; Routine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epository  &gt; Routine Error">
            <text:p>ATM Faults &gt; By Category &gt; Depository <text:s/>&gt; Routine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epository  &gt; Routine Error">
            <text:p>ATM Faults &gt; By Category &gt; Depository <text:s/>&gt; Routine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epository  &gt; Routine Error">
            <text:p>ATM Faults &gt; By Category &gt; Depository <text:s/>&gt; Routine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epository  &gt; Routine Error">
            <text:p>ATM Faults &gt; By Category &gt; Depository <text:s/>&gt; Routine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epository  &gt; Warning">
            <text:p>ATM Faults &gt; By Category &gt; Depository <text:s/>&gt; Warni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epository  &gt; Warning">
            <text:p>ATM Faults &gt; By Category &gt; Depository <text:s/>&gt; Warni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epository  &gt; Warning">
            <text:p>ATM Faults &gt; By Category &gt; Depository <text:s/>&gt; Warni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epository  &gt; Warning">
            <text:p>ATM Faults &gt; By Category &gt; Depository <text:s/>&gt; Warni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epository  &gt; Warning">
            <text:p>ATM Faults &gt; By Category &gt; Depository <text:s/>&gt; Warni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epository  &gt; Warning">
            <text:p>ATM Faults &gt; By Category &gt; Depository <text:s/>&gt; Warni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epository  &gt; Suspended">
            <text:p>ATM Faults &gt; By Category &gt; Depository <text:s/>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epository  &gt; Suspended">
            <text:p>ATM Faults &gt; By Category &gt; Depository <text:s/>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epository  &gt; Suspended">
            <text:p>ATM Faults &gt; By Category &gt; Depository <text:s/>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epository  &gt; Suspended">
            <text:p>ATM Faults &gt; By Category &gt; Depository <text:s/>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epository  &gt; Suspended">
            <text:p>ATM Faults &gt; By Category &gt; Depository <text:s/>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epository  &gt; Suspended">
            <text:p>ATM Faults &gt; By Category &gt; Depository <text:s/>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epository  &gt; Fatal Error">
            <text:p>ATM Faults &gt; By Category &gt; Depository <text:s/>&gt; Fatal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epository  &gt; Fatal Error">
            <text:p>ATM Faults &gt; By Category &gt; Depository <text:s/>&gt; Fatal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epository  &gt; Fatal Error">
            <text:p>ATM Faults &gt; By Category &gt; Depository <text:s/>&gt; Fatal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epository  &gt; Fatal Error">
            <text:p>ATM Faults &gt; By Category &gt; Depository <text:s/>&gt; Fatal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epository  &gt; Fatal Error">
            <text:p>ATM Faults &gt; By Category &gt; Depository <text:s/>&gt; Fatal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epository  &gt; Fatal Error">
            <text:p>ATM Faults &gt; By Category &gt; Depository <text:s/>&gt; Fatal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epository  &gt; Total">
            <text:p>ATM Faults &gt; By Category &gt; Depository <text:s/>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epository  &gt; Total">
            <text:p>ATM Faults &gt; By Category &gt; Depository <text:s/>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epository  &gt; Total">
            <text:p>ATM Faults &gt; By Category &gt; Depository <text:s/>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epository  &gt; Total">
            <text:p>ATM Faults &gt; By Category &gt; Depository <text:s/>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epository  &gt; Total">
            <text:p>ATM Faults &gt; By Category &gt; Depository <text:s/>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epository  &gt; Total">
            <text:p>ATM Faults &gt; By Category &gt; Depository <text:s/>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ispenser  &gt; Routine Error">
            <text:p>ATM Faults &gt; By Category &gt; Dispenser <text:s/>&gt; Routine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ispenser  &gt; Routine Error">
            <text:p>ATM Faults &gt; By Category &gt; Dispenser <text:s/>&gt; Routine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ispenser  &gt; Routine Error">
            <text:p>ATM Faults &gt; By Category &gt; Dispenser <text:s/>&gt; Routine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ispenser  &gt; Routine Error">
            <text:p>ATM Faults &gt; By Category &gt; Dispenser <text:s/>&gt; Routine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ispenser  &gt; Routine Error">
            <text:p>ATM Faults &gt; By Category &gt; Dispenser <text:s/>&gt; Routine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ispenser  &gt; Routine Error">
            <text:p>ATM Faults &gt; By Category &gt; Dispenser <text:s/>&gt; Routine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ispenser  &gt; Warning">
            <text:p>ATM Faults &gt; By Category &gt; Dispenser <text:s/>&gt; Warni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ispenser  &gt; Warning">
            <text:p>ATM Faults &gt; By Category &gt; Dispenser <text:s/>&gt; Warni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ispenser  &gt; Warning">
            <text:p>ATM Faults &gt; By Category &gt; Dispenser <text:s/>&gt; Warni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ispenser  &gt; Warning">
            <text:p>ATM Faults &gt; By Category &gt; Dispenser <text:s/>&gt; Warni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ispenser  &gt; Warning">
            <text:p>ATM Faults &gt; By Category &gt; Dispenser <text:s/>&gt; Warni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ispenser  &gt; Warning">
            <text:p>ATM Faults &gt; By Category &gt; Dispenser <text:s/>&gt; Warni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ispenser  &gt; Suspended">
            <text:p>ATM Faults &gt; By Category &gt; Dispenser <text:s/>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ispenser  &gt; Suspended">
            <text:p>ATM Faults &gt; By Category &gt; Dispenser <text:s/>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ispenser  &gt; Suspended">
            <text:p>ATM Faults &gt; By Category &gt; Dispenser <text:s/>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ispenser  &gt; Suspended">
            <text:p>ATM Faults &gt; By Category &gt; Dispenser <text:s/>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ispenser  &gt; Suspended">
            <text:p>ATM Faults &gt; By Category &gt; Dispenser <text:s/>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ispenser  &gt; Suspended">
            <text:p>ATM Faults &gt; By Category &gt; Dispenser <text:s/>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ispenser  &gt; Fatal Error">
            <text:p>ATM Faults &gt; By Category &gt; Dispenser <text:s/>&gt; Fatal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ispenser  &gt; Fatal Error">
            <text:p>ATM Faults &gt; By Category &gt; Dispenser <text:s/>&gt; Fatal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ispenser  &gt; Fatal Error">
            <text:p>ATM Faults &gt; By Category &gt; Dispenser <text:s/>&gt; Fatal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ispenser  &gt; Fatal Error">
            <text:p>ATM Faults &gt; By Category &gt; Dispenser <text:s/>&gt; Fatal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ispenser  &gt; Fatal Error">
            <text:p>ATM Faults &gt; By Category &gt; Dispenser <text:s/>&gt; Fatal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ispenser  &gt; Fatal Error">
            <text:p>ATM Faults &gt; By Category &gt; Dispenser <text:s/>&gt; Fatal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Dispenser  &gt; Total">
            <text:p>ATM Faults &gt; By Category &gt; Dispenser <text:s/>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Dispenser  &gt; Total">
            <text:p>ATM Faults &gt; By Category &gt; Dispenser <text:s/>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Dispenser  &gt; Total">
            <text:p>ATM Faults &gt; By Category &gt; Dispenser <text:s/>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Dispenser  &gt; Total">
            <text:p>ATM Faults &gt; By Category &gt; Dispenser <text:s/>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Dispenser  &gt; Total">
            <text:p>ATM Faults &gt; By Category &gt; Dispenser <text:s/>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Dispenser  &gt; Total">
            <text:p>ATM Faults &gt; By Category &gt; Dispenser <text:s/>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rd Reader  &gt; Routine Error">
            <text:p>ATM Faults &gt; By Category &gt; Card Reader <text:s/>&gt; Routine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rd Reader  &gt; Routine Error">
            <text:p>ATM Faults &gt; By Category &gt; Card Reader <text:s/>&gt; Routine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rd Reader  &gt; Routine Error">
            <text:p>ATM Faults &gt; By Category &gt; Card Reader <text:s/>&gt; Routine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rd Reader  &gt; Routine Error">
            <text:p>ATM Faults &gt; By Category &gt; Card Reader <text:s/>&gt; Routine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rd Reader  &gt; Routine Error">
            <text:p>ATM Faults &gt; By Category &gt; Card Reader <text:s/>&gt; Routine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rd Reader  &gt; Routine Error">
            <text:p>ATM Faults &gt; By Category &gt; Card Reader <text:s/>&gt; Routine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rd Reader  &gt; Warning">
            <text:p>ATM Faults &gt; By Category &gt; Card Reader <text:s/>&gt; Warni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rd Reader  &gt; Warning">
            <text:p>ATM Faults &gt; By Category &gt; Card Reader <text:s/>&gt; Warni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rd Reader  &gt; Warning">
            <text:p>ATM Faults &gt; By Category &gt; Card Reader <text:s/>&gt; Warni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rd Reader  &gt; Warning">
            <text:p>ATM Faults &gt; By Category &gt; Card Reader <text:s/>&gt; Warni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rd Reader  &gt; Warning">
            <text:p>ATM Faults &gt; By Category &gt; Card Reader <text:s/>&gt; Warni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rd Reader  &gt; Warning">
            <text:p>ATM Faults &gt; By Category &gt; Card Reader <text:s/>&gt; Warni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rd Reader  &gt; Suspended">
            <text:p>ATM Faults &gt; By Category &gt; Card Reader <text:s/>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rd Reader  &gt; Suspended">
            <text:p>ATM Faults &gt; By Category &gt; Card Reader <text:s/>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rd Reader  &gt; Suspended">
            <text:p>ATM Faults &gt; By Category &gt; Card Reader <text:s/>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rd Reader  &gt; Suspended">
            <text:p>ATM Faults &gt; By Category &gt; Card Reader <text:s/>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rd Reader  &gt; Suspended">
            <text:p>ATM Faults &gt; By Category &gt; Card Reader <text:s/>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rd Reader  &gt; Suspended">
            <text:p>ATM Faults &gt; By Category &gt; Card Reader <text:s/>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rd Reader  &gt; Fatal Error">
            <text:p>ATM Faults &gt; By Category &gt; Card Reader <text:s/>&gt; Fatal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rd Reader  &gt; Fatal Error">
            <text:p>ATM Faults &gt; By Category &gt; Card Reader <text:s/>&gt; Fatal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rd Reader  &gt; Fatal Error">
            <text:p>ATM Faults &gt; By Category &gt; Card Reader <text:s/>&gt; Fatal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rd Reader  &gt; Fatal Error">
            <text:p>ATM Faults &gt; By Category &gt; Card Reader <text:s/>&gt; Fatal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rd Reader  &gt; Fatal Error">
            <text:p>ATM Faults &gt; By Category &gt; Card Reader <text:s/>&gt; Fatal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rd Reader  &gt; Fatal Error">
            <text:p>ATM Faults &gt; By Category &gt; Card Reader <text:s/>&gt; Fatal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rd Reader  &gt; Total">
            <text:p>ATM Faults &gt; By Category &gt; Card Reader <text:s/>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rd Reader  &gt; Total">
            <text:p>ATM Faults &gt; By Category &gt; Card Reader <text:s/>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rd Reader  &gt; Total">
            <text:p>ATM Faults &gt; By Category &gt; Card Reader <text:s/>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rd Reader  &gt; Total">
            <text:p>ATM Faults &gt; By Category &gt; Card Reader <text:s/>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rd Reader  &gt; Total">
            <text:p>ATM Faults &gt; By Category &gt; Card Reader <text:s/>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rd Reader  &gt; Total">
            <text:p>ATM Faults &gt; By Category &gt; Card Reader <text:s/>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Total Communication">
            <text:p>ATM Faults &gt; By Category &gt; Total Communication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Total Communication">
            <text:p>ATM Faults &gt; By Category &gt; Total Communication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Total Communication">
            <text:p>ATM Faults &gt; By Category &gt; Total Communication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Total Communication">
            <text:p>ATM Faults &gt; By Category &gt; Total Communication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Total Communication">
            <text:p>ATM Faults &gt; By Category &gt; Total Communication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Total Communication">
            <text:p>ATM Faults &gt; By Category &gt; Total Communication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Receipt Printer  &gt; Routine Error">
            <text:p>ATM Faults &gt; By Category &gt; Receipt Printer <text:s/>&gt; Routine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Receipt Printer  &gt; Routine Error">
            <text:p>ATM Faults &gt; By Category &gt; Receipt Printer <text:s/>&gt; Routine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Receipt Printer  &gt; Routine Error">
            <text:p>ATM Faults &gt; By Category &gt; Receipt Printer <text:s/>&gt; Routine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Receipt Printer  &gt; Routine Error">
            <text:p>ATM Faults &gt; By Category &gt; Receipt Printer <text:s/>&gt; Routine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Receipt Printer  &gt; Routine Error">
            <text:p>ATM Faults &gt; By Category &gt; Receipt Printer <text:s/>&gt; Routine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Receipt Printer  &gt; Routine Error">
            <text:p>ATM Faults &gt; By Category &gt; Receipt Printer <text:s/>&gt; Routine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Receipt Printer  &gt; Warning">
            <text:p>ATM Faults &gt; By Category &gt; Receipt Printer <text:s/>&gt; Warni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Receipt Printer  &gt; Warning">
            <text:p>ATM Faults &gt; By Category &gt; Receipt Printer <text:s/>&gt; Warni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Receipt Printer  &gt; Warning">
            <text:p>ATM Faults &gt; By Category &gt; Receipt Printer <text:s/>&gt; Warni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Receipt Printer  &gt; Warning">
            <text:p>ATM Faults &gt; By Category &gt; Receipt Printer <text:s/>&gt; Warni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Receipt Printer  &gt; Warning">
            <text:p>ATM Faults &gt; By Category &gt; Receipt Printer <text:s/>&gt; Warni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Receipt Printer  &gt; Warning">
            <text:p>ATM Faults &gt; By Category &gt; Receipt Printer <text:s/>&gt; Warni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Receipt Printer  &gt; Suspended">
            <text:p>ATM Faults &gt; By Category &gt; Receipt Printer <text:s/>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Receipt Printer  &gt; Suspended">
            <text:p>ATM Faults &gt; By Category &gt; Receipt Printer <text:s/>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Receipt Printer  &gt; Suspended">
            <text:p>ATM Faults &gt; By Category &gt; Receipt Printer <text:s/>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Receipt Printer  &gt; Suspended">
            <text:p>ATM Faults &gt; By Category &gt; Receipt Printer <text:s/>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Receipt Printer  &gt; Suspended">
            <text:p>ATM Faults &gt; By Category &gt; Receipt Printer <text:s/>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Receipt Printer  &gt; Suspended">
            <text:p>ATM Faults &gt; By Category &gt; Receipt Printer <text:s/>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Receipt Printer  &gt; Fatal Error">
            <text:p>ATM Faults &gt; By Category &gt; Receipt Printer <text:s/>&gt; Fatal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Receipt Printer  &gt; Fatal Error">
            <text:p>ATM Faults &gt; By Category &gt; Receipt Printer <text:s/>&gt; Fatal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Receipt Printer  &gt; Fatal Error">
            <text:p>ATM Faults &gt; By Category &gt; Receipt Printer <text:s/>&gt; Fatal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Receipt Printer  &gt; Fatal Error">
            <text:p>ATM Faults &gt; By Category &gt; Receipt Printer <text:s/>&gt; Fatal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Receipt Printer  &gt; Fatal Error">
            <text:p>ATM Faults &gt; By Category &gt; Receipt Printer <text:s/>&gt; Fatal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Receipt Printer  &gt; Fatal Error">
            <text:p>ATM Faults &gt; By Category &gt; Receipt Printer <text:s/>&gt; Fatal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Receipt Printer  &gt; Total">
            <text:p>ATM Faults &gt; By Category &gt; Receipt Printer <text:s/>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Receipt Printer  &gt; Total">
            <text:p>ATM Faults &gt; By Category &gt; Receipt Printer <text:s/>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Receipt Printer  &gt; Total">
            <text:p>ATM Faults &gt; By Category &gt; Receipt Printer <text:s/>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Receipt Printer  &gt; Total">
            <text:p>ATM Faults &gt; By Category &gt; Receipt Printer <text:s/>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Receipt Printer  &gt; Total">
            <text:p>ATM Faults &gt; By Category &gt; Receipt Printer <text:s/>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Receipt Printer  &gt; Total">
            <text:p>ATM Faults &gt; By Category &gt; Receipt Printer <text:s/>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Audit Printer  &gt; Routine Error">
            <text:p>ATM Faults &gt; By Category &gt; Audit Printer <text:s/>&gt; Routine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Audit Printer  &gt; Routine Error">
            <text:p>ATM Faults &gt; By Category &gt; Audit Printer <text:s/>&gt; Routine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Audit Printer  &gt; Routine Error">
            <text:p>ATM Faults &gt; By Category &gt; Audit Printer <text:s/>&gt; Routine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Audit Printer  &gt; Routine Error">
            <text:p>ATM Faults &gt; By Category &gt; Audit Printer <text:s/>&gt; Routine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Audit Printer  &gt; Routine Error">
            <text:p>ATM Faults &gt; By Category &gt; Audit Printer <text:s/>&gt; Routine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Audit Printer  &gt; Routine Error">
            <text:p>ATM Faults &gt; By Category &gt; Audit Printer <text:s/>&gt; Routine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Audit Printer  &gt; Warning">
            <text:p>ATM Faults &gt; By Category &gt; Audit Printer <text:s/>&gt; Warni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Audit Printer  &gt; Warning">
            <text:p>ATM Faults &gt; By Category &gt; Audit Printer <text:s/>&gt; Warni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Audit Printer  &gt; Warning">
            <text:p>ATM Faults &gt; By Category &gt; Audit Printer <text:s/>&gt; Warni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Audit Printer  &gt; Warning">
            <text:p>ATM Faults &gt; By Category &gt; Audit Printer <text:s/>&gt; Warni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Audit Printer  &gt; Warning">
            <text:p>ATM Faults &gt; By Category &gt; Audit Printer <text:s/>&gt; Warni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Audit Printer  &gt; Warning">
            <text:p>ATM Faults &gt; By Category &gt; Audit Printer <text:s/>&gt; Warni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Audit Printer  &gt; Suspended">
            <text:p>ATM Faults &gt; By Category &gt; Audit Printer <text:s/>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Audit Printer  &gt; Suspended">
            <text:p>ATM Faults &gt; By Category &gt; Audit Printer <text:s/>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Audit Printer  &gt; Suspended">
            <text:p>ATM Faults &gt; By Category &gt; Audit Printer <text:s/>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Audit Printer  &gt; Suspended">
            <text:p>ATM Faults &gt; By Category &gt; Audit Printer <text:s/>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Audit Printer  &gt; Suspended">
            <text:p>ATM Faults &gt; By Category &gt; Audit Printer <text:s/>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Audit Printer  &gt; Suspended">
            <text:p>ATM Faults &gt; By Category &gt; Audit Printer <text:s/>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Audit Printer  &gt; Fatal Error">
            <text:p>ATM Faults &gt; By Category &gt; Audit Printer <text:s/>&gt; Fatal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Audit Printer  &gt; Fatal Error">
            <text:p>ATM Faults &gt; By Category &gt; Audit Printer <text:s/>&gt; Fatal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Audit Printer  &gt; Fatal Error">
            <text:p>ATM Faults &gt; By Category &gt; Audit Printer <text:s/>&gt; Fatal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Audit Printer  &gt; Fatal Error">
            <text:p>ATM Faults &gt; By Category &gt; Audit Printer <text:s/>&gt; Fatal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Audit Printer  &gt; Fatal Error">
            <text:p>ATM Faults &gt; By Category &gt; Audit Printer <text:s/>&gt; Fatal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Audit Printer  &gt; Fatal Error">
            <text:p>ATM Faults &gt; By Category &gt; Audit Printer <text:s/>&gt; Fatal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Audit Printer  &gt; Total">
            <text:p>ATM Faults &gt; By Category &gt; Audit Printer <text:s/>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Audit Printer  &gt; Total">
            <text:p>ATM Faults &gt; By Category &gt; Audit Printer <text:s/>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Audit Printer  &gt; Total">
            <text:p>ATM Faults &gt; By Category &gt; Audit Printer <text:s/>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Audit Printer  &gt; Total">
            <text:p>ATM Faults &gt; By Category &gt; Audit Printer <text:s/>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Audit Printer  &gt; Total">
            <text:p>ATM Faults &gt; By Category &gt; Audit Printer <text:s/>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Audit Printer  &gt; Total">
            <text:p>ATM Faults &gt; By Category &gt; Audit Printer <text:s/>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sette  &gt; Routine Error">
            <text:p>ATM Faults &gt; By Category &gt; Cassette <text:s/>&gt; Routine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sette  &gt; Routine Error">
            <text:p>ATM Faults &gt; By Category &gt; Cassette <text:s/>&gt; Routine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sette  &gt; Routine Error">
            <text:p>ATM Faults &gt; By Category &gt; Cassette <text:s/>&gt; Routine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sette  &gt; Routine Error">
            <text:p>ATM Faults &gt; By Category &gt; Cassette <text:s/>&gt; Routine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sette  &gt; Routine Error">
            <text:p>ATM Faults &gt; By Category &gt; Cassette <text:s/>&gt; Routine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sette  &gt; Routine Error">
            <text:p>ATM Faults &gt; By Category &gt; Cassette <text:s/>&gt; Routine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sette  &gt; Warning">
            <text:p>ATM Faults &gt; By Category &gt; Cassette <text:s/>&gt; Warni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sette  &gt; Warning">
            <text:p>ATM Faults &gt; By Category &gt; Cassette <text:s/>&gt; Warni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sette  &gt; Warning">
            <text:p>ATM Faults &gt; By Category &gt; Cassette <text:s/>&gt; Warni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sette  &gt; Warning">
            <text:p>ATM Faults &gt; By Category &gt; Cassette <text:s/>&gt; Warni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sette  &gt; Warning">
            <text:p>ATM Faults &gt; By Category &gt; Cassette <text:s/>&gt; Warni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sette  &gt; Warning">
            <text:p>ATM Faults &gt; By Category &gt; Cassette <text:s/>&gt; Warni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sette  &gt; Suspended">
            <text:p>ATM Faults &gt; By Category &gt; Cassette <text:s/>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sette  &gt; Suspended">
            <text:p>ATM Faults &gt; By Category &gt; Cassette <text:s/>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sette  &gt; Suspended">
            <text:p>ATM Faults &gt; By Category &gt; Cassette <text:s/>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sette  &gt; Suspended">
            <text:p>ATM Faults &gt; By Category &gt; Cassette <text:s/>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sette  &gt; Suspended">
            <text:p>ATM Faults &gt; By Category &gt; Cassette <text:s/>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sette  &gt; Suspended">
            <text:p>ATM Faults &gt; By Category &gt; Cassette <text:s/>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sette  &gt; Fatal Error">
            <text:p>ATM Faults &gt; By Category &gt; Cassette <text:s/>&gt; Fatal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sette  &gt; Fatal Error">
            <text:p>ATM Faults &gt; By Category &gt; Cassette <text:s/>&gt; Fatal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sette  &gt; Fatal Error">
            <text:p>ATM Faults &gt; By Category &gt; Cassette <text:s/>&gt; Fatal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sette  &gt; Fatal Error">
            <text:p>ATM Faults &gt; By Category &gt; Cassette <text:s/>&gt; Fatal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sette  &gt; Fatal Error">
            <text:p>ATM Faults &gt; By Category &gt; Cassette <text:s/>&gt; Fatal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sette  &gt; Fatal Error">
            <text:p>ATM Faults &gt; By Category &gt; Cassette <text:s/>&gt; Fatal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sette  &gt; Total">
            <text:p>ATM Faults &gt; By Category &gt; Cassette <text:s/>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sette  &gt; Total">
            <text:p>ATM Faults &gt; By Category &gt; Cassette <text:s/>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sette  &gt; Total">
            <text:p>ATM Faults &gt; By Category &gt; Cassette <text:s/>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sette  &gt; Total">
            <text:p>ATM Faults &gt; By Category &gt; Cassette <text:s/>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sette  &gt; Total">
            <text:p>ATM Faults &gt; By Category &gt; Cassette <text:s/>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sette  &gt; Total">
            <text:p>ATM Faults &gt; By Category &gt; Cassette <text:s/>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ATM  &gt; 50% - 100%">
            <text:p>ATM Faults &gt; By Category &gt; Cash Level by ATM <text:s/>&gt; 50% - 100%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ATM  &gt; 50% - 100%">
            <text:p>ATM Faults &gt; By Category &gt; Cash Level by ATM <text:s/>&gt; 50% - 100%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ATM  &gt; 50% - 100%">
            <text:p>ATM Faults &gt; By Category &gt; Cash Level by ATM <text:s/>&gt; 50% - 100%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ATM  &gt; 50% - 100%">
            <text:p>ATM Faults &gt; By Category &gt; Cash Level by ATM <text:s/>&gt; 50% - 100%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ATM  &gt; 50% - 100%">
            <text:p>ATM Faults &gt; By Category &gt; Cash Level by ATM <text:s/>&gt; 50% - 100%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ATM  &gt; 50% - 100%">
            <text:p>ATM Faults &gt; By Category &gt; Cash Level by ATM <text:s/>&gt; 50% - 100%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ATM  &gt; 25% - 50%">
            <text:p>ATM Faults &gt; By Category &gt; Cash Level by ATM <text:s/>&gt; 25% - 50%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ATM  &gt; 25% - 50%">
            <text:p>ATM Faults &gt; By Category &gt; Cash Level by ATM <text:s/>&gt; 25% - 50%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ATM  &gt; 25% - 50%">
            <text:p>ATM Faults &gt; By Category &gt; Cash Level by ATM <text:s/>&gt; 25% - 50%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ATM  &gt; 25% - 50%">
            <text:p>ATM Faults &gt; By Category &gt; Cash Level by ATM <text:s/>&gt; 25% - 50%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ATM  &gt; 25% - 50%">
            <text:p>ATM Faults &gt; By Category &gt; Cash Level by ATM <text:s/>&gt; 25% - 50%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ATM  &gt; 25% - 50%">
            <text:p>ATM Faults &gt; By Category &gt; Cash Level by ATM <text:s/>&gt; 25% - 50%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ATM  &gt; 10% - 25%">
            <text:p>ATM Faults &gt; By Category &gt; Cash Level by ATM <text:s/>&gt; 10% - 25%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ATM  &gt; 10% - 25%">
            <text:p>ATM Faults &gt; By Category &gt; Cash Level by ATM <text:s/>&gt; 10% - 25%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ATM  &gt; 10% - 25%">
            <text:p>ATM Faults &gt; By Category &gt; Cash Level by ATM <text:s/>&gt; 10% - 25%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ATM  &gt; 10% - 25%">
            <text:p>ATM Faults &gt; By Category &gt; Cash Level by ATM <text:s/>&gt; 10% - 25%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ATM  &gt; 10% - 25%">
            <text:p>ATM Faults &gt; By Category &gt; Cash Level by ATM <text:s/>&gt; 10% - 25%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ATM  &gt; 10% - 25%">
            <text:p>ATM Faults &gt; By Category &gt; Cash Level by ATM <text:s/>&gt; 10% - 25%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ATM  &gt; 0% - 10%">
            <text:p>ATM Faults &gt; By Category &gt; Cash Level by ATM <text:s/>&gt; 0% - 10%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ATM  &gt; 0% - 10%">
            <text:p>ATM Faults &gt; By Category &gt; Cash Level by ATM <text:s/>&gt; 0% - 10%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ATM  &gt; 0% - 10%">
            <text:p>ATM Faults &gt; By Category &gt; Cash Level by ATM <text:s/>&gt; 0% - 10%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ATM  &gt; 0% - 10%">
            <text:p>ATM Faults &gt; By Category &gt; Cash Level by ATM <text:s/>&gt; 0% - 10%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ATM  &gt; 0% - 10%">
            <text:p>ATM Faults &gt; By Category &gt; Cash Level by ATM <text:s/>&gt; 0% - 10%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ATM  &gt; 0% - 10%">
            <text:p>ATM Faults &gt; By Category &gt; Cash Level by ATM <text:s/>&gt; 0% - 10%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ATM  &gt; Wrong">
            <text:p>ATM Faults &gt; By Category &gt; Cash Level by ATM <text:s/>&gt; Wro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ATM  &gt; Wrong">
            <text:p>ATM Faults &gt; By Category &gt; Cash Level by ATM <text:s/>&gt; Wro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ATM  &gt; Wrong">
            <text:p>ATM Faults &gt; By Category &gt; Cash Level by ATM <text:s/>&gt; Wro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ATM  &gt; Wrong">
            <text:p>ATM Faults &gt; By Category &gt; Cash Level by ATM <text:s/>&gt; Wro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ATM  &gt; Wrong">
            <text:p>ATM Faults &gt; By Category &gt; Cash Level by ATM <text:s/>&gt; Wro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ATM  &gt; Wrong">
            <text:p>ATM Faults &gt; By Category &gt; Cash Level by ATM <text:s/>&gt; Wro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Cassette  &gt; 50% - 100%">
            <text:p>ATM Faults &gt; By Category &gt; Cash Level by Cassette <text:s/>&gt; 50% - 100%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Cassette  &gt; 50% - 100%">
            <text:p>ATM Faults &gt; By Category &gt; Cash Level by Cassette <text:s/>&gt; 50% - 100%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Cassette  &gt; 50% - 100%">
            <text:p>ATM Faults &gt; By Category &gt; Cash Level by Cassette <text:s/>&gt; 50% - 100%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Cassette  &gt; 50% - 100%">
            <text:p>ATM Faults &gt; By Category &gt; Cash Level by Cassette <text:s/>&gt; 50% - 100%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Cassette  &gt; 50% - 100%">
            <text:p>ATM Faults &gt; By Category &gt; Cash Level by Cassette <text:s/>&gt; 50% - 100%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Cassette  &gt; 50% - 100%">
            <text:p>ATM Faults &gt; By Category &gt; Cash Level by Cassette <text:s/>&gt; 50% - 100%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Cassette  &gt; 25% - 50%">
            <text:p>ATM Faults &gt; By Category &gt; Cash Level by Cassette <text:s/>&gt; 25% - 50%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Cassette  &gt; 25% - 50%">
            <text:p>ATM Faults &gt; By Category &gt; Cash Level by Cassette <text:s/>&gt; 25% - 50%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Cassette  &gt; 25% - 50%">
            <text:p>ATM Faults &gt; By Category &gt; Cash Level by Cassette <text:s/>&gt; 25% - 50%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Cassette  &gt; 25% - 50%">
            <text:p>ATM Faults &gt; By Category &gt; Cash Level by Cassette <text:s/>&gt; 25% - 50%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Cassette  &gt; 25% - 50%">
            <text:p>ATM Faults &gt; By Category &gt; Cash Level by Cassette <text:s/>&gt; 25% - 50%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Cassette  &gt; 25% - 50%">
            <text:p>ATM Faults &gt; By Category &gt; Cash Level by Cassette <text:s/>&gt; 25% - 50%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Cassette  &gt; 10% - 25%">
            <text:p>ATM Faults &gt; By Category &gt; Cash Level by Cassette <text:s/>&gt; 10% - 25%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Cassette  &gt; 10% - 25%">
            <text:p>ATM Faults &gt; By Category &gt; Cash Level by Cassette <text:s/>&gt; 10% - 25%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Cassette  &gt; 10% - 25%">
            <text:p>ATM Faults &gt; By Category &gt; Cash Level by Cassette <text:s/>&gt; 10% - 25%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Cassette  &gt; 10% - 25%">
            <text:p>ATM Faults &gt; By Category &gt; Cash Level by Cassette <text:s/>&gt; 10% - 25%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Cassette  &gt; 10% - 25%">
            <text:p>ATM Faults &gt; By Category &gt; Cash Level by Cassette <text:s/>&gt; 10% - 25%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Cassette  &gt; 10% - 25%">
            <text:p>ATM Faults &gt; By Category &gt; Cash Level by Cassette <text:s/>&gt; 10% - 25%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Cassette  &gt; 0% - 10%">
            <text:p>ATM Faults &gt; By Category &gt; Cash Level by Cassette <text:s/>&gt; 0% - 10%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Cassette  &gt; 0% - 10%">
            <text:p>ATM Faults &gt; By Category &gt; Cash Level by Cassette <text:s/>&gt; 0% - 10%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Cassette  &gt; 0% - 10%">
            <text:p>ATM Faults &gt; By Category &gt; Cash Level by Cassette <text:s/>&gt; 0% - 10%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Cassette  &gt; 0% - 10%">
            <text:p>ATM Faults &gt; By Category &gt; Cash Level by Cassette <text:s/>&gt; 0% - 10%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Cassette  &gt; 0% - 10%">
            <text:p>ATM Faults &gt; By Category &gt; Cash Level by Cassette <text:s/>&gt; 0% - 10%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Cassette  &gt; 0% - 10%">
            <text:p>ATM Faults &gt; By Category &gt; Cash Level by Cassette <text:s/>&gt; 0% - 10%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sh Level by Cassette  &gt; Wrong">
            <text:p>ATM Faults &gt; By Category &gt; Cash Level by Cassette <text:s/>&gt; Wro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sh Level by Cassette  &gt; Wrong">
            <text:p>ATM Faults &gt; By Category &gt; Cash Level by Cassette <text:s/>&gt; Wro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sh Level by Cassette  &gt; Wrong">
            <text:p>ATM Faults &gt; By Category &gt; Cash Level by Cassette <text:s/>&gt; Wro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sh Level by Cassette  &gt; Wrong">
            <text:p>ATM Faults &gt; By Category &gt; Cash Level by Cassette <text:s/>&gt; Wro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sh Level by Cassette  &gt; Wrong">
            <text:p>ATM Faults &gt; By Category &gt; Cash Level by Cassette <text:s/>&gt; Wro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sh Level by Cassette  &gt; Wrong">
            <text:p>ATM Faults &gt; By Category &gt; Cash Level by Cassette <text:s/>&gt; Wro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Category &gt; Captured Cards">
            <text:p>ATM Faults &gt; By Category &gt; Captured Cards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">
            <text:p>MT_VIEW WITH (NOLOCK) 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Category &gt; Captured Cards">
            <text:p>ATM Faults &gt; By Category &gt; Captured Cards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Category &gt; Captured Cards">
            <text:p>ATM Faults &gt; By Category &gt; Captured Cards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Category &gt; Captured Cards">
            <text:p>ATM Faults &gt; By Category &gt; Captured Cards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Category &gt; Captured Cards">
            <text:p>ATM Faults &gt; By Category &gt; Captured Cards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Category &gt; Captured Cards">
            <text:p>ATM Faults &gt; By Category &gt; Captured Cards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Machine Condition &gt; Routine Error">
            <text:p>ATM Faults &gt; By Machine Condition &gt; Routine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Machine Condition &gt; Routine Error">
            <text:p>ATM Faults &gt; By Machine Condition &gt; Routine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Machine Condition &gt; Routine Error">
            <text:p>ATM Faults &gt; By Machine Condition &gt; Routine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Machine Condition &gt; Routine Error">
            <text:p>ATM Faults &gt; By Machine Condition &gt; Routine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Machine Condition &gt; Routine Error">
            <text:p>ATM Faults &gt; By Machine Condition &gt; Routine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Machine Condition &gt; Routine Error">
            <text:p>ATM Faults &gt; By Machine Condition &gt; Routine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Machine Condition &gt; Warning">
            <text:p>ATM Faults &gt; By Machine Condition &gt; Warni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Machine Condition &gt; Warning">
            <text:p>ATM Faults &gt; By Machine Condition &gt; Warni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Machine Condition &gt; Warning">
            <text:p>ATM Faults &gt; By Machine Condition &gt; Warni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Machine Condition &gt; Warning">
            <text:p>ATM Faults &gt; By Machine Condition &gt; Warni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Machine Condition &gt; Warning">
            <text:p>ATM Faults &gt; By Machine Condition &gt; Warni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Machine Condition &gt; Warning">
            <text:p>ATM Faults &gt; By Machine Condition &gt; Warni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Machine Condition &gt; Suspended">
            <text:p>ATM Faults &gt; By Machine Condition 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Machine Condition &gt; Suspended">
            <text:p>ATM Faults &gt; By Machine Condition 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Machine Condition &gt; Suspended">
            <text:p>ATM Faults &gt; By Machine Condition 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Machine Condition &gt; Suspended">
            <text:p>ATM Faults &gt; By Machine Condition 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Machine Condition &gt; Suspended">
            <text:p>ATM Faults &gt; By Machine Condition 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Machine Condition &gt; Suspended">
            <text:p>ATM Faults &gt; By Machine Condition 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Machine Condition &gt; Fatal Error ">
            <text:p>ATM Faults &gt; By Machine Condition &gt; Fatal Error 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Machine Condition &gt; Fatal Error ">
            <text:p>ATM Faults &gt; By Machine Condition &gt; Fatal Error 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Machine Condition &gt; Fatal Error ">
            <text:p>ATM Faults &gt; By Machine Condition &gt; Fatal Error 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Machine Condition &gt; Fatal Error ">
            <text:p>ATM Faults &gt; By Machine Condition &gt; Fatal Error 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Machine Condition &gt; Fatal Error ">
            <text:p>ATM Faults &gt; By Machine Condition &gt; Fatal Error 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Machine Condition &gt; Fatal Error ">
            <text:p>ATM Faults &gt; By Machine Condition &gt; Fatal Error 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By Machine Condition &gt; Total">
            <text:p>ATM Faults &gt; By Machine Condition 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By Machine Condition &gt; Total">
            <text:p>ATM Faults &gt; By Machine Condition 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By Machine Condition &gt; Total">
            <text:p>ATM Faults &gt; By Machine Condition 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By Machine Condition &gt; Total">
            <text:p>ATM Faults &gt; By Machine Condition 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By Machine Condition &gt; Total">
            <text:p>ATM Faults &gt; By Machine Condition 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By Machine Condition &gt; Total">
            <text:p>ATM Faults &gt; By Machine Condition 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New - Unacknowledged &gt; Routine Error">
            <text:p>ATM Faults &gt; New - Unacknowledged &gt; Routine Error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New - Unacknowledged &gt; Routine Error">
            <text:p>ATM Faults &gt; New - Unacknowledged &gt; Routine Error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New - Unacknowledged &gt; Routine Error">
            <text:p>ATM Faults &gt; New - Unacknowledged &gt; Routine Error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New - Unacknowledged &gt; Routine Error">
            <text:p>ATM Faults &gt; New - Unacknowledged &gt; Routine Error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New - Unacknowledged &gt; Routine Error">
            <text:p>ATM Faults &gt; New - Unacknowledged &gt; Routine Error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New - Unacknowledged &gt; Routine Error">
            <text:p>ATM Faults &gt; New - Unacknowledged &gt; Routine Error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New - Unacknowledged &gt; Warning">
            <text:p>ATM Faults &gt; New - Unacknowledged &gt; Warning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New - Unacknowledged &gt; Warning">
            <text:p>ATM Faults &gt; New - Unacknowledged &gt; Warning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New - Unacknowledged &gt; Warning">
            <text:p>ATM Faults &gt; New - Unacknowledged &gt; Warning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New - Unacknowledged &gt; Warning">
            <text:p>ATM Faults &gt; New - Unacknowledged &gt; Warning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New - Unacknowledged &gt; Warning">
            <text:p>ATM Faults &gt; New - Unacknowledged &gt; Warning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New - Unacknowledged &gt; Warning">
            <text:p>ATM Faults &gt; New - Unacknowledged &gt; Warning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New - Unacknowledged &gt; Suspended">
            <text:p>ATM Faults &gt; New - Unacknowledged &gt; Suspended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New - Unacknowledged &gt; Suspended">
            <text:p>ATM Faults &gt; New - Unacknowledged &gt; Suspended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New - Unacknowledged &gt; Suspended">
            <text:p>ATM Faults &gt; New - Unacknowledged &gt; Suspended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New - Unacknowledged &gt; Suspended">
            <text:p>ATM Faults &gt; New - Unacknowledged &gt; Suspended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New - Unacknowledged &gt; Suspended">
            <text:p>ATM Faults &gt; New - Unacknowledged &gt; Suspended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New - Unacknowledged &gt; Suspended">
            <text:p>ATM Faults &gt; New - Unacknowledged &gt; Suspended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New - Unacknowledged&gt; Fatal Error ">
            <text:p>ATM Faults &gt; New - Unacknowledged&gt; Fatal Error 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New - Unacknowledged&gt; Fatal Error ">
            <text:p>ATM Faults &gt; New - Unacknowledged&gt; Fatal Error 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New - Unacknowledged&gt; Fatal Error ">
            <text:p>ATM Faults &gt; New - Unacknowledged&gt; Fatal Error 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New - Unacknowledged&gt; Fatal Error ">
            <text:p>ATM Faults &gt; New - Unacknowledged&gt; Fatal Error 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New - Unacknowledged&gt; Fatal Error ">
            <text:p>ATM Faults &gt; New - Unacknowledged&gt; Fatal Error 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New - Unacknowledged&gt; Fatal Error ">
            <text:p>ATM Faults &gt; New - Unacknowledged&gt; Fatal Error 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spanned="16" table:style-name="ACE-0x98b5160" office:value-type="string" office:string-value="query">
            <text:p>query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ATM Faults &gt; New - Unacknowledged &gt; Total">
            <text:p>ATM Faults &gt; New - Unacknowledged &gt; Total</text:p>
          </table:table-cell>
          <table:table-cell table:style-name="Gnumeric-default" office:value-type="string" office:string-value="Dvc Id">
            <text:p>Dvc Id</text:p>
          </table:table-cell>
          <table:table-cell table:number-columns-spanned="16" table:style-name="Gnumeric-default" office:value-type="string" office:string-value="MT_VIEW WITH (NOLOCK) JOIN (SELECT DISTINCT _MTCCOD, _ASIDTZONE FROM ASData.dbo.MTCCODS) AK ON MT_VIEW.MTCCOD=AK._MTCCOD">
            <text:p>MT_VIEW WITH (NOLOCK) JOIN (SELECT DISTINCT _MTCCOD, _ASIDTZONE FROM ASData.dbo.MTCCODS) AK ON MT_VIEW.MTCCOD=AK._MTCCOD</text:p>
          </table:table-cell>
          <table:covered-table-cell table:number-columns-repeated="15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ATM Faults &gt; New - Unacknowledged &gt; Total">
            <text:p>ATM Faults &gt; New - Unacknowledged &gt; Total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ATM Faults &gt; New - Unacknowledged &gt; Total">
            <text:p>ATM Faults &gt; New - Unacknowledged &gt; Total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ATM Faults &gt; New - Unacknowledged &gt; Total">
            <text:p>ATM Faults &gt; New - Unacknowledged &gt; Total</text:p>
          </table:table-cell>
          <table:table-cell table:style-name="Gnumeric-default" office:value-type="string" office:string-value="City State">
            <text:p>City 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ATM Faults &gt; New - Unacknowledged &gt; Total">
            <text:p>ATM Faults &gt; New - Unacknowledged &gt; Total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ATM Faults &gt; New - Unacknowledged &gt; Total">
            <text:p>ATM Faults &gt; New - Unacknowledged &gt; Total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count">
            <text:p>count</text:p>
          </table:table-cell>
          <table:table-cell table:style-name="Gnumeric-default" office:value-type="string" office:string-value="Node Status">
            <text:p>Node Status</text:p>
          </table:table-cell>
          <table:table-cell table:style-name="Gnumeric-default" office:value-type="string" office:string-value="Node Status Monitor :">
            <text:p>Node Status Monitor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_NDDESC">
            <text:p>_NDDESC</text:p>
          </table:table-cell>
          <table:table-cell table:style-name="Gnumeric-default" office:value-type="string" office:string-value="Node Status">
            <text:p>Node Status</text:p>
          </table:table-cell>
          <table:table-cell table:style-name="Gnumeric-default" office:value-type="string" office:string-value="Description">
            <text:p>Descrip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NDNODE">
            <text:p>NDNODE</text:p>
          </table:table-cell>
          <table:table-cell table:style-name="Gnumeric-default" office:value-type="string" office:string-value="Node Status">
            <text:p>Node Status</text:p>
          </table:table-cell>
          <table:table-cell table:style-name="Gnumeric-default" office:value-type="string" office:string-value="Node">
            <text:p>Nod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NDISTS">
            <text:p>NDISTS</text:p>
          </table:table-cell>
          <table:table-cell table:style-name="Gnumeric-default" office:value-type="string" office:string-value="Node Status">
            <text:p>Node Status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computed">
            <text:p>computed</text:p>
          </table:table-cell>
          <table:table-cell table:style-name="Gnumeric-default" office:value-type="string" office:string-value="Node Status">
            <text:p>Node Status</text:p>
          </table:table-cell>
          <table:table-cell table:style-name="Gnumeric-default" office:value-type="string" office:string-value="Since">
            <text:p>Since</text:p>
          </table:table-cell>
          <table:table-cell table:number-columns-repeated="251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count">
            <text:p>count</text:p>
          </table:table-cell>
          <table:table-cell table:style-name="Gnumeric-default" office:value-type="string" office:string-value="Node Status &gt; Detail Node">
            <text:p>Node Status &gt; Detail Node</text:p>
          </table:table-cell>
          <table:table-cell table:style-name="Gnumeric-default" office:value-type="string" office:string-value="Node Status Monitor :">
            <text:p>Node Status Monitor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_NDDESC">
            <text:p>_NDDESC</text:p>
          </table:table-cell>
          <table:table-cell table:style-name="Gnumeric-default" office:value-type="string" office:string-value="Node Status &gt; Detail Node">
            <text:p>Node Status &gt; Detail Node</text:p>
          </table:table-cell>
          <table:table-cell table:style-name="Gnumeric-default" office:value-type="string" office:string-value="Description">
            <text:p>Descrip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NDNODE">
            <text:p>NDNODE</text:p>
          </table:table-cell>
          <table:table-cell table:style-name="Gnumeric-default" office:value-type="string" office:string-value="Node Status &gt; Detail Node">
            <text:p>Node Status &gt; Detail Node</text:p>
          </table:table-cell>
          <table:table-cell table:style-name="Gnumeric-default" office:value-type="string" office:string-value="Node">
            <text:p>Nod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NDISTS">
            <text:p>NDISTS</text:p>
          </table:table-cell>
          <table:table-cell table:style-name="Gnumeric-default" office:value-type="string" office:string-value="Node Status &gt; Detail Node">
            <text:p>Node Status &gt; Detail Node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VIEW_CCOD">
            <text:p>dbo.ND_VIEW_CCOD</text:p>
          </table:table-cell>
          <table:table-cell table:style-name="Gnumeric-default" office:value-type="string" office:string-value="computed">
            <text:p>computed</text:p>
          </table:table-cell>
          <table:table-cell table:style-name="Gnumeric-default" office:value-type="string" office:string-value="Node Status &gt; Detail Node">
            <text:p>Node Status &gt; Detail Node</text:p>
          </table:table-cell>
          <table:table-cell table:style-name="Gnumeric-default" office:value-type="string" office:string-value="Since">
            <text:p>Since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dateStart">
            <text:p>dateStart</text:p>
          </table:table-cell>
          <table:table-cell table:style-name="Gnumeric-default" office:value-type="string" office:string-value="Report/Statistics &gt; ATM Uptime Report">
            <text:p>Report/Statistics &gt; ATM Uptime Report</text:p>
          </table:table-cell>
          <table:table-cell table:style-name="Gnumeric-default" office:value-type="string" office:string-value="Starting at :">
            <text:p>Starting at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dateEnd">
            <text:p>dateEnd</text:p>
          </table:table-cell>
          <table:table-cell table:style-name="Gnumeric-default" office:value-type="string" office:string-value="Report/Statistics &gt; ATM Uptime Report">
            <text:p>Report/Statistics &gt; ATM Uptime Report</text:p>
          </table:table-cell>
          <table:table-cell table:style-name="Gnumeric-default" office:value-type="string" office:string-value="until">
            <text:p>unti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Report/Statistics &gt; ATM Uptime Report">
            <text:p>Report/Statistics &gt; ATM Uptime Report</text:p>
          </table:table-cell>
          <table:table-cell table:style-name="Gnumeric-default" office:value-type="string" office:string-value="Device Id">
            <text:p>Device 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Report/Statistics &gt; ATM Uptime Report">
            <text:p>Report/Statistics &gt; ATM Uptime Report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Report/Statistics &gt; ATM Uptime Report">
            <text:p>Report/Statistics &gt; ATM Uptime Report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TRTRTY">
            <text:p>TRTRTY</text:p>
          </table:table-cell>
          <table:table-cell table:style-name="Gnumeric-default" office:value-type="string" office:string-value="Report/Statistics &gt; ATM Uptime Report">
            <text:p>Report/Statistics &gt; ATM Uptime Report</text:p>
          </table:table-cell>
          <table:table-cell table:style-name="Gnumeric-default" office:value-type="string" office:string-value="Type">
            <text:p>Typ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TRRSPC">
            <text:p>TRRSPC</text:p>
          </table:table-cell>
          <table:table-cell table:style-name="Gnumeric-default" office:value-type="string" office:string-value="Report/Statistics &gt; ATM Uptime Report">
            <text:p>Report/Statistics &gt; ATM Uptime Report</text:p>
          </table:table-cell>
          <table:table-cell table:style-name="Gnumeric-default" office:value-type="string" office:string-value="RespCD">
            <text:p>RespC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TRRRF#">
            <text:p>TRRRF#</text:p>
          </table:table-cell>
          <table:table-cell table:style-name="Gnumeric-default" office:value-type="string" office:string-value="Report/Statistics &gt; ATM Uptime Report">
            <text:p>Report/Statistics &gt; ATM Uptime Report</text:p>
          </table:table-cell>
          <table:table-cell table:style-name="Gnumeric-default" office:value-type="string" office:string-value="Refer#">
            <text:p>Refer#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HIST">
            <text:p>dbo.ND_HIST</text:p>
          </table:table-cell>
          <table:table-cell table:style-name="Gnumeric-default" office:value-type="string" office:string-value="dateStart">
            <text:p>dateStart</text:p>
          </table:table-cell>
          <table:table-cell table:style-name="Gnumeric-default" office:value-type="string" office:string-value="Report/Statistics &gt; Node Update Report">
            <text:p>Report/Statistics &gt; Node Update Report</text:p>
          </table:table-cell>
          <table:table-cell table:style-name="Gnumeric-default" office:value-type="string" office:string-value="Starting at :">
            <text:p>Starting at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HIST">
            <text:p>dbo.ND_HIST</text:p>
          </table:table-cell>
          <table:table-cell table:style-name="Gnumeric-default" office:value-type="string" office:string-value="dateEnd">
            <text:p>dateEnd</text:p>
          </table:table-cell>
          <table:table-cell table:style-name="Gnumeric-default" office:value-type="string" office:string-value="Report/Statistics &gt; Node Update Report">
            <text:p>Report/Statistics &gt; Node Update Report</text:p>
          </table:table-cell>
          <table:table-cell table:style-name="Gnumeric-default" office:value-type="string" office:string-value="until">
            <text:p>unti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HIST">
            <text:p>dbo.ND_HIST</text:p>
          </table:table-cell>
          <table:table-cell table:style-name="Gnumeric-default" office:value-type="string" office:string-value="NDNODE">
            <text:p>NDNODE</text:p>
          </table:table-cell>
          <table:table-cell table:style-name="Gnumeric-default" office:value-type="string" office:string-value="Report/Statistics &gt; Node Update Report">
            <text:p>Report/Statistics &gt; Node Update Report</text:p>
          </table:table-cell>
          <table:table-cell table:style-name="Gnumeric-default" office:value-type="string" office:string-value="Node ID">
            <text:p>Node 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HIST">
            <text:p>dbo.ND_HIST</text:p>
          </table:table-cell>
          <table:table-cell table:style-name="Gnumeric-default" office:value-type="string" office:string-value="_NDCHGD">
            <text:p>_NDCHGD</text:p>
          </table:table-cell>
          <table:table-cell table:style-name="Gnumeric-default" office:value-type="string" office:string-value="Report/Statistics &gt; Node Update Report">
            <text:p>Report/Statistics &gt; Node Update Report</text:p>
          </table:table-cell>
          <table:table-cell table:style-name="Gnumeric-default" office:value-type="string" office:string-value="Processing">
            <text:p>Processing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HIST">
            <text:p>dbo.ND_HIST</text:p>
          </table:table-cell>
          <table:table-cell table:style-name="Gnumeric-default" office:value-type="string" office:string-value="NDISTS_N">
            <text:p>NDISTS_N</text:p>
          </table:table-cell>
          <table:table-cell table:style-name="Gnumeric-default" office:value-type="string" office:string-value="Report/Statistics &gt; Node Update Report">
            <text:p>Report/Statistics &gt; Node Update Report</text:p>
          </table:table-cell>
          <table:table-cell table:style-name="Gnumeric-default" office:value-type="string" office:string-value="Offline">
            <text:p>Offlin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HIST">
            <text:p>dbo.ND_HIST</text:p>
          </table:table-cell>
          <table:table-cell table:style-name="Gnumeric-default" office:value-type="string" office:string-value="_ASID">
            <text:p>_ASID</text:p>
          </table:table-cell>
          <table:table-cell table:style-name="Gnumeric-default" office:value-type="string" office:string-value="Report/Statistics &gt; Node Update Report">
            <text:p>Report/Statistics &gt; Node Update Report</text:p>
          </table:table-cell>
          <table:table-cell table:style-name="Gnumeric-default" office:value-type="string" office:string-value="Recovering">
            <text:p>Recovering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ND_HIST">
            <text:p>dbo.ND_HIST</text:p>
          </table:table-cell>
          <table:table-cell table:style-name="Gnumeric-default" office:value-type="string" office:string-value="forwarding">
            <text:p>forwarding</text:p>
          </table:table-cell>
          <table:table-cell table:style-name="Gnumeric-default" office:value-type="string" office:string-value="Report/Statistics &gt; Node Update Report">
            <text:p>Report/Statistics &gt; Node Update Report</text:p>
          </table:table-cell>
          <table:table-cell table:style-name="Gnumeric-default" office:value-type="string" office:string-value="Forwarding">
            <text:p>Forwarding</text:p>
          </table:table-cell>
          <table:table-cell table:number-columns-repeated="251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dateStart">
            <text:p>dateStart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Idle ATM's For Last :">
            <text:p>Idle ATM's For Last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Device Id">
            <text:p>Device 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LSTTRN">
            <text:p>_LSTTRN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Last Trn Date">
            <text:p>Last Trn D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State">
            <text:p>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ECHGD">
            <text:p>_STECHGD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Since">
            <text:p>Sinc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_STSCHGD">
            <text:p>_STSCHGD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Since">
            <text:p>Sinc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ERR">
            <text:p>MTERR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Mach Cond">
            <text:p>Mach Con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_VIEW">
            <text:p>dbo.MT_VIEW</text:p>
          </table:table-cell>
          <table:table-cell table:style-name="Gnumeric-default" office:value-type="string" office:string-value="MTINDC">
            <text:p>MTINDC</text:p>
          </table:table-cell>
          <table:table-cell table:style-name="Gnumeric-default" office:value-type="string" office:string-value="Report/Statistics &gt; Idle ATMs Report">
            <text:p>Report/Statistics &gt; Idle ATMs Report</text:p>
          </table:table-cell>
          <table:table-cell table:style-name="Gnumeric-default" office:value-type="string" office:string-value="Trn in Prog">
            <text:p>Trn in Prog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dateStart">
            <text:p>dateStart</text:p>
          </table:table-cell>
          <table:table-cell table:style-name="Gnumeric-default" office:value-type="string" office:string-value="Report/Statistics &gt; Captured Card Report">
            <text:p>Report/Statistics &gt; Captured Card Report</text:p>
          </table:table-cell>
          <table:table-cell table:style-name="Gnumeric-default" office:value-type="string" office:string-value="Idle ATM's For Last :">
            <text:p>Idle ATM's For Last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dateEnd">
            <text:p>dateEnd</text:p>
          </table:table-cell>
          <table:table-cell table:style-name="Gnumeric-default" office:value-type="string" office:string-value="Report/Statistics &gt; Captured Card Report">
            <text:p>Report/Statistics &gt; Captured Card Report</text:p>
          </table:table-cell>
          <table:table-cell table:style-name="Gnumeric-default" office:value-type="string" office:string-value="until">
            <text:p>unti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TRVDEV">
            <text:p>TRVDEV</text:p>
          </table:table-cell>
          <table:table-cell table:style-name="Gnumeric-default" office:value-type="string" office:string-value="Report/Statistics &gt; Captured Card Report">
            <text:p>Report/Statistics &gt; Captured Card Report</text:p>
          </table:table-cell>
          <table:table-cell table:style-name="Gnumeric-default" office:value-type="string" office:string-value="Device Id">
            <text:p>Device 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TRCATA">
            <text:p>TRCATA</text:p>
          </table:table-cell>
          <table:table-cell table:style-name="Gnumeric-default" office:value-type="string" office:string-value="Report/Statistics &gt; Captured Card Report">
            <text:p>Report/Statistics &gt; Captured Card Report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TRCRD#">
            <text:p>TRCRD#</text:p>
          </table:table-cell>
          <table:table-cell table:style-name="Gnumeric-default" office:value-type="string" office:string-value="Report/Statistics &gt; Captured Card Report">
            <text:p>Report/Statistics &gt; Captured Card Report</text:p>
          </table:table-cell>
          <table:table-cell table:style-name="Gnumeric-default" office:value-type="string" office:string-value="Card Number">
            <text:p>Card Numb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_TDATTM">
            <text:p>_TDATTM</text:p>
          </table:table-cell>
          <table:table-cell table:style-name="Gnumeric-default" office:value-type="string" office:string-value="Report/Statistics &gt; Captured Card Report">
            <text:p>Report/Statistics &gt; Captured Card Report</text:p>
          </table:table-cell>
          <table:table-cell table:style-name="Gnumeric-default" office:value-type="string" office:string-value="Date Time">
            <text:p>Date Tim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TRTRTY">
            <text:p>TRTRTY</text:p>
          </table:table-cell>
          <table:table-cell table:style-name="Gnumeric-default" office:value-type="string" office:string-value="Report/Statistics &gt; Captured Card Report">
            <text:p>Report/Statistics &gt; Captured Card Report</text:p>
          </table:table-cell>
          <table:table-cell table:style-name="Gnumeric-default" office:value-type="string" office:string-value="Type">
            <text:p>Typ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TRRRF#">
            <text:p>TRRRF#</text:p>
          </table:table-cell>
          <table:table-cell table:style-name="Gnumeric-default" office:value-type="string" office:string-value="Report/Statistics &gt; Captured Card Report">
            <text:p>Report/Statistics &gt; Captured Card Report</text:p>
          </table:table-cell>
          <table:table-cell table:style-name="Gnumeric-default" office:value-type="string" office:string-value="Refer#">
            <text:p>Refer#</text:p>
          </table:table-cell>
          <table:table-cell table:number-columns-repeated="251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dateStart">
            <text:p>dateStart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Idle ATM's For Last :">
            <text:p>Idle ATM's For Last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dateEnd">
            <text:p>dateEnd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until">
            <text:p>unti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CAID">
            <text:p>TRCAID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#TRCAID">
            <text:p>#TRCA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CATI">
            <text:p>TRCATI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TRCATI">
            <text:p>TRCATI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MCAT">
            <text:p>TRMCAT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TRMCAT">
            <text:p>TRMCA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XMDT">
            <text:p>TRXMDT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TRXMDT">
            <text:p>TRXMDT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XMTM">
            <text:p>TRXMTM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TRXMTM">
            <text:p>TRXMTM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TTRN$">
            <text:p>TRTTRN$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TRTTRN$">
            <text:p>TRTTRN$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TRCC">
            <text:p>TRTRCC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TRTRCC">
            <text:p>TRTRCC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ACTIN">
            <text:p>TRACTIN</text:p>
          </table:table-cell>
          <table:table-cell table:style-name="Gnumeric-default" office:value-type="string" office:string-value="Report/Statistics &gt; Fraud Check">
            <text:p>Report/Statistics &gt; Fraud Check</text:p>
          </table:table-cell>
          <table:table-cell table:style-name="Gnumeric-default" office:value-type="string" office:string-value="TRACTIN">
            <text:p>TRACTIN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dateStart">
            <text:p>dateStart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Starting at :">
            <text:p>Starting at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dateEnd">
            <text:p>dateEnd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until">
            <text:p>unti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CRD#">
            <text:p>TRCRD#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by Card Number">
            <text:p>by Card Numb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AQID">
            <text:p>TRAQID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by Acquire Id">
            <text:p>by Acquire 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CRD#">
            <text:p>TRCRD#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Card Number">
            <text:p>Card Number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VDEV">
            <text:p>TRVDEV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Device Id">
            <text:p>Device 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CATA">
            <text:p>TRCATA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_TDATTM">
            <text:p>_TDATTM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Date Time">
            <text:p>Date Tim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TRTY">
            <text:p>TRTRTY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Type">
            <text:p>Typ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RSPC">
            <text:p>TRRSPC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RespCD">
            <text:p>RespC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_MCHT_LOG_VIEW">
            <text:p>dbo.ZTR_MCHT_LOG_VIEW</text:p>
          </table:table-cell>
          <table:table-cell table:style-name="Gnumeric-default" office:value-type="string" office:string-value="TRRRF#">
            <text:p>TRRRF#</text:p>
          </table:table-cell>
          <table:table-cell table:style-name="Gnumeric-default" office:value-type="string" office:string-value="Report/Statistics &gt; Card Number Report">
            <text:p>Report/Statistics &gt; Card Number Report</text:p>
          </table:table-cell>
          <table:table-cell table:style-name="Gnumeric-default" office:value-type="string" office:string-value="Refer#">
            <text:p>Refer#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dateStart">
            <text:p>dateStart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Gnumeric-default" office:value-type="string" office:string-value="Starting at :">
            <text:p>Starting at :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dateEnd">
            <text:p>dateEnd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Gnumeric-default" office:value-type="string" office:string-value="until">
            <text:p>unti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id">
            <text:p>id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Gnumeric-default" office:value-type="string" office:string-value="Device Id">
            <text:p>Device 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total">
            <text:p>total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Gnumeric-default" office:value-type="string" office:string-value="Total">
            <text:p>Total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4260" office:value-type="string" office:string-value="v00">
            <text:p>v00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4260" office:value-type="string" office:string-value="00">
            <text:p>00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4260" office:value-type="string" office:string-value="v01">
            <text:p>v01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4260" office:value-type="string" office:string-value="01">
            <text:p>0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4260" office:value-type="string" office:string-value="v04">
            <text:p>v04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4260" office:value-type="string" office:string-value="04">
            <text:p>04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4260" office:value-type="string" office:string-value="v06">
            <text:p>v06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4260" office:value-type="string" office:string-value="06">
            <text:p>06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4260" office:value-type="string" office:string-value="v08">
            <text:p>v08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4260" office:value-type="string" office:string-value="08">
            <text:p>08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4260" office:value-type="string" office:string-value="v09">
            <text:p>v09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4260" office:value-type="string" office:string-value="09">
            <text:p>09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4260" office:value-type="string" office:string-value="v11">
            <text:p>v11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4260" office:value-type="string" office:string-value="11">
            <text:p>1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520" office:value-type="string" office:string-value="v12">
            <text:p>v12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520" office:value-type="float" office:value="12">
            <text:p>12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13">
            <text:p>v13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13">
            <text:p>13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14">
            <text:p>v14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14">
            <text:p>14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16">
            <text:p>v16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16">
            <text:p>16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18">
            <text:p>v18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18">
            <text:p>18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24">
            <text:p>v24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24">
            <text:p>24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28">
            <text:p>v28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28">
            <text:p>28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30">
            <text:p>v30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30">
            <text:p>30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31">
            <text:p>v31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31">
            <text:p>3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36">
            <text:p>v36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36">
            <text:p>36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39">
            <text:p>v39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39">
            <text:p>39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52">
            <text:p>v52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52">
            <text:p>52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60">
            <text:p>v60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60">
            <text:p>60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61">
            <text:p>v61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61">
            <text:p>6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64">
            <text:p>v64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64">
            <text:p>64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71">
            <text:p>v71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71">
            <text:p>7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75">
            <text:p>v75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75">
            <text:p>75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76">
            <text:p>v76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76">
            <text:p>76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77">
            <text:p>v77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77">
            <text:p>77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78">
            <text:p>v78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78">
            <text:p>78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79">
            <text:p>v79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79">
            <text:p>79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86">
            <text:p>v86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86">
            <text:p>86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ACE-0x98b5460" office:value-type="string" office:string-value="v91">
            <text:p>v91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ACE-0x98b5460" office:value-type="float" office:value="91">
            <text:p>91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_T">
            <text:p>ASData_T</text:p>
          </table:table-cell>
          <table:table-cell table:style-name="Gnumeric-default" office:value-type="string" office:string-value="dbo.ZTRANS_VIEW">
            <text:p>dbo.ZTRANS_VIEW</text:p>
          </table:table-cell>
          <table:table-cell table:style-name="Gnumeric-default" office:value-type="string" office:string-value="vcp">
            <text:p>vcp</text:p>
          </table:table-cell>
          <table:table-cell table:style-name="Gnumeric-default" office:value-type="string" office:string-value="Report/Statistics &gt; Response Codes">
            <text:p>Report/Statistics &gt; Response Codes</text:p>
          </table:table-cell>
          <table:table-cell table:style-name="Gnumeric-default" office:value-type="string" office:string-value="cp">
            <text:p>cp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VDEV">
            <text:p>MTVDEV</text:p>
          </table:table-cell>
          <table:table-cell table:style-name="Gnumeric-default" office:value-type="string" office:string-value="Report/Statistics &gt; Machines Down Report">
            <text:p>Report/Statistics &gt; Machines Down Report</text:p>
          </table:table-cell>
          <table:table-cell table:style-name="Gnumeric-default" office:value-type="string" office:string-value="#Device Id">
            <text:p>#Device Id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OC">
            <text:p>MTLOC</text:p>
          </table:table-cell>
          <table:table-cell table:style-name="Gnumeric-default" office:value-type="string" office:string-value="Report/Statistics &gt; Machines Down Report">
            <text:p>Report/Statistics &gt; Machines Down Report</text:p>
          </table:table-cell>
          <table:table-cell table:style-name="Gnumeric-default" office:value-type="string" office:string-value="Location">
            <text:p>Location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ADR">
            <text:p>MTADR</text:p>
          </table:table-cell>
          <table:table-cell table:style-name="Gnumeric-default" office:value-type="string" office:string-value="Report/Statistics &gt; Machines Down Report">
            <text:p>Report/Statistics &gt; Machines Down Report</text:p>
          </table:table-cell>
          <table:table-cell table:style-name="Gnumeric-default" office:value-type="string" office:string-value="Street Address">
            <text:p>Street Addres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CTY">
            <text:p>MTCTY</text:p>
          </table:table-cell>
          <table:table-cell table:style-name="Gnumeric-default" office:value-type="string" office:string-value="Report/Statistics &gt; Machines Down Report">
            <text:p>Report/Statistics &gt; Machines Down Report</text:p>
          </table:table-cell>
          <table:table-cell table:style-name="Gnumeric-default" office:value-type="string" office:string-value="City">
            <text:p>City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StateSince">
            <text:p>StateSince</text:p>
          </table:table-cell>
          <table:table-cell table:style-name="Gnumeric-default" office:value-type="string" office:string-value="Report/Statistics &gt; Machines Down Report">
            <text:p>Report/Statistics &gt; Machines Down Report</text:p>
          </table:table-cell>
          <table:table-cell table:style-name="Gnumeric-default" office:value-type="string" office:string-value="State Since">
            <text:p>State Sinc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E">
            <text:p>_STATE</text:p>
          </table:table-cell>
          <table:table-cell table:style-name="Gnumeric-default" office:value-type="string" office:string-value="Report/Statistics &gt; Machines Down Report">
            <text:p>Report/Statistics &gt; Machines Down Report</text:p>
          </table:table-cell>
          <table:table-cell table:style-name="Gnumeric-default" office:value-type="string" office:string-value="State">
            <text:p>State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_STATUS">
            <text:p>_STATUS</text:p>
          </table:table-cell>
          <table:table-cell table:style-name="Gnumeric-default" office:value-type="string" office:string-value="Report/Statistics &gt; Machines Down Report">
            <text:p>Report/Statistics &gt; Machines Down Report</text:p>
          </table:table-cell>
          <table:table-cell table:style-name="Gnumeric-default" office:value-type="string" office:string-value="Status">
            <text:p>Status</text:p>
          </table:table-cell>
          <table:table-cell table:number-columns-repeated="251" table:style-name="Gnumeric-default"/>
        </table:table-row>
        <table:table-row table:style-name="AROW-1">
          <table:table-cell table:style-name="Gnumeric-default" office:value-type="string" office:string-value="ASData">
            <text:p>ASData</text:p>
          </table:table-cell>
          <table:table-cell table:style-name="Gnumeric-default" office:value-type="string" office:string-value="dbo.MTCCODS">
            <text:p>dbo.MTCCODS</text:p>
          </table:table-cell>
          <table:table-cell table:style-name="Gnumeric-default" office:value-type="string" office:string-value="MTLSTR">
            <text:p>MTLSTR</text:p>
          </table:table-cell>
          <table:table-cell table:style-name="Gnumeric-default" office:value-type="string" office:string-value="Report/Statistics &gt; Machines Down Report">
            <text:p>Report/Statistics &gt; Machines Down Report</text:p>
          </table:table-cell>
          <table:table-cell table:style-name="Gnumeric-default" office:value-type="string" office:string-value="Notification">
            <text:p>Notification</text:p>
          </table:table-cell>
          <table:table-cell table:number-columns-repeated="251" table:style-name="Gnumeric-default"/>
        </table:table-row>
        <table:table-row table:style-name="AROW-1">
          <table:table-cell table:number-columns-repeated="256" table:style-name="Gnumeric-default"/>
        </table:table-row>
        <table:table-row table:style-name="AROW-1">
          <table:table-cell table:style-name="ACE-0x98b4fe0" office:value-type="string" office:string-value="database">
            <text:p>database</text:p>
          </table:table-cell>
          <table:table-cell table:style-name="ACE-0x98b50a0" office:value-type="string" office:string-value="table_name">
            <text:p>table_name</text:p>
          </table:table-cell>
          <table:table-cell table:style-name="ACE-0x98b5160" office:value-type="string" office:string-value="column">
            <text:p>column</text:p>
          </table:table-cell>
          <table:table-cell table:style-name="ACE-0x98b50a0" office:value-type="string" office:string-value="page">
            <text:p>page</text:p>
          </table:table-cell>
          <table:table-cell table:style-name="ACE-0x98b5160" office:value-type="string" office:string-value="field">
            <text:p>field</text:p>
          </table:table-cell>
          <table:table-cell table:number-columns-repeated="16" table:style-name="ACE-0x98b49e0"/>
          <table:table-cell table:number-columns-repeated="235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*">
            <text:p>*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Select">
            <text:p>Select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ol">
            <text:p>ol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From">
            <text:p>From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/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AND country = indonesia">
            <text:p>AND country = indonesia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dateStart">
            <text:p>dateStart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AND trans time frame starts at">
            <text:p>AND trans time frame starts at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dateEnd">
            <text:p>dateEnd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until">
            <text:p>until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where">
            <text:p>where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Where:">
            <text:p>Where: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groupBy">
            <text:p>groupBy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Group By:">
            <text:p>Group By: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orderBy">
            <text:p>orderBy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Order By">
            <text:p>Order By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saveQuery">
            <text:p>saveQuery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Save Query">
            <text:p>Save Query</text:p>
          </table:table-cell>
          <table:table-cell table:number-columns-repeated="251" table:style-name="Gnumeric-default"/>
        </table:table-row>
        <table:table-row table:style-name="AROW-0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number-columns-repeated="254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field">
            <text:p>field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Field">
            <text:p>Field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description">
            <text:p>description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Description">
            <text:p>Description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type">
            <text:p>type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Type">
            <text:p>Type</text:p>
          </table:table-cell>
          <table:table-cell table:number-columns-repeated="251" table:style-name="Gnumeric-default"/>
        </table:table-row>
        <table:table-row table:style-name="AROW-1">
          <table:table-cell table:style-name="ACE-0x98b52e0" office:value-type="string" office:string-value="-">
            <text:p>-</text:p>
          </table:table-cell>
          <table:table-cell table:style-name="ACE-0x98b52e0" office:value-type="string" office:string-value="-">
            <text:p>-</text:p>
          </table:table-cell>
          <table:table-cell table:style-name="Gnumeric-default" office:value-type="string" office:string-value="length">
            <text:p>length</text:p>
          </table:table-cell>
          <table:table-cell table:style-name="Gnumeric-default" office:value-type="string" office:string-value="Query">
            <text:p>Query</text:p>
          </table:table-cell>
          <table:table-cell table:style-name="Gnumeric-default" office:value-type="string" office:string-value="Length">
            <text:p>Length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 table:number-rows-repeated="15">
          <table:table-cell table:number-columns-repeated="8" table:style-name="Gnumeric-default"/>
          <table:table-cell table:number-columns-repeated="8" table:style-name="Gnumeric-default"/>
          <table:table-cell table:number-columns-repeated="8" table:style-name="Gnumeric-default"/>
          <table:table-cell table:number-columns-repeated="40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327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Menu'.$A$1"/>
          <table:named-expression table:name="Sheet_Title" table:expression="of:=&quot;Menu&quot;" table:base-cell-address="$'Menu'.$A$1"/>
        </table:named-expressions>
      </table:table>
      <table:table table:name="Sub Menu Detail" table:style-name="ta-0x98b9268" table:print="true">
        <office:forms form:automatic-focus="false" form:apply-design-mode="false">
          <form:form/>
        </office:forms>
        <table:table-column table:default-cell-style-name="ACE-0x98b59a0" table:style-name="ACOL-11"/>
        <table:table-column table:default-cell-style-name="ACE-0x98b59a0" table:style-name="ACOL-12"/>
        <table:table-column table:default-cell-style-name="ACE-0x98b59a0" table:style-name="ACOL-13"/>
        <table:table-column table:default-cell-style-name="ACE-0x98b59a0" table:style-name="ACOL-14"/>
        <table:table-column table:default-cell-style-name="ACE-0x98b59a0" table:style-name="ACOL-15"/>
        <table:table-column table:default-cell-style-name="ACE-0x98b59a0" table:style-name="ACOL-0" table:number-columns-repeated="251"/>
        <table:table-row table:style-name="AROW-0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VDEV">
            <text:p>MTVDEV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ATM :">
            <text:p>ATM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E">
            <text:p>_STATE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State :">
            <text:p>State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Status :">
            <text:p>Status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SCHGD">
            <text:p>_STSCHGD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Since = ">
            <text:p>Since = 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ECHGD">
            <text:p>_STECHGD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Since =">
            <text:p>Since =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OC">
            <text:p>MTLOC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Location :">
            <text:p>Location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DR">
            <text:p>MTADR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Street Address :">
            <text:p>Street Address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TY, MTCCOD">
            <text:p>MTCTY, MTCCOD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ity, Country Code :">
            <text:p>City, Country Code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TMON">
            <text:p>MTTMON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Terminal Owning Part :">
            <text:p>Terminal Owning Part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YP / MTHDSC , NDC">
            <text:p>MTATYP / MTHDSC , NDC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Emulation Type/HW Desc :">
            <text:p>Emulation Type/HW Desc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MOD">
            <text:p>MTCMOD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urrent Mode :">
            <text:p>Current Mode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RSP">
            <text:p>MTRSP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Response State :">
            <text:p>Response State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LD">
            <text:p>MTATLD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Loading ATM :">
            <text:p>Loading ATM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SUPV / MTSUPL">
            <text:p>MTSUPV / MTSUPL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Super Sw/Supplay Sw :">
            <text:p>Super Sw/Supplay Sw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FID / MTPFL4">
            <text:p>MTCFID / MTPFL4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onfig Id/Encryption :">
            <text:p>Config Id/Encryption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LSTTRN">
            <text:p>_LSTTRN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Last Tran Date :">
            <text:p>Last Tran Date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STR">
            <text:p>MTLSTR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Last Tran Serial :">
            <text:p>Last Tran Serial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CDRH / CUCDRI">
            <text:p>CUCDRH / CUCDRI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apture Cards (H/F) :">
            <text:p>Capture Cards (H/F)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BZDT">
            <text:p>MTBZDT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Business Date :">
            <text:p>Business Date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INDC">
            <text:p>MTINDC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Tran in Prog :">
            <text:p>Tran in Prog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CCOMN / DCDCMN">
            <text:p>DCCOMN / DCDCMN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omm Module/Device Driver :">
            <text:p>Comm Module/Device Driver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Machine Condition :">
            <text:p>Machine Condition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 / CUSLRP">
            <text:p>ERACKP / CUSLRP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Receipt Printer :">
            <text:p>Receipt Printer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 / CUSLJP">
            <text:p>ERAUDP / CUSLJP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Audit Printer :">
            <text:p>Audit Printer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">
            <text:p>ERACKP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Delivery Area :">
            <text:p>Delivery Area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">
            <text:p>ERAUDP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Depository :">
            <text:p>Depository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DLVY">
            <text:p>ERDLVY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Dispenser :">
            <text:p>Dispenser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ARD">
            <text:p>ERCARD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ard Reader :">
            <text:p>Card Reader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XTDV1, TXTDV2, TXTDV3, TXTDV4">
            <text:p>TXTDV1, TXTDV2, TXTDV3, TXTDV4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Reject Bins :">
            <text:p>Reject Bins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OMM, _TCPSTE, DVCNCT">
            <text:p>ERCOMM, _TCPSTE, DVCNCT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omm :">
            <text:p>Comm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VIPAD : DVPORT, _IPADRL ">
            <text:p>DVIPAD : DVPORT, _IPADRL 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IP Address :">
            <text:p>IP Address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TCPIDL, _TCPBI / _TCPBO">
            <text:p>_TCPIDL, _TCPBI / _TCPBO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Idle, bytes in/out :">
            <text:p>Idle, bytes in/out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number-columns-repeated="3" table:style-name="ACE-0x98b59a0"/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Device">
            <text:p>Device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RT1">
            <text:p>ERCRT1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E">
            <text:p>E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CX1 - _CAOUC1">
            <text:p>_CUSCCX1 - _CAOUC1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urrent">
            <text:p>Current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X1">
            <text:p>_CUSCX1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Start Cash">
            <text:p>Start Cash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SCC1, _CUSCX1, CUSLC1">
            <text:p>CUSCC1, _CUSCX1, CUSLC1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Supply">
            <text:p>Supply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RYL1">
            <text:p>CDRYL1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Cassette Type">
            <text:p>Cassette Type</text:p>
          </table:table-cell>
          <table:table-cell table:number-columns-repeated="251" table:style-name="ACE-0x98b59a0"/>
        </table:table-row>
        <table:table-row table:style-name="AROW-0">
          <table:table-cell table:number-columns-repeated="3" table:style-name="ACE-0x98b59a0"/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number-columns-repeated="252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otalCassette">
            <text:p>totalCassette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Total (by cassette) :">
            <text:p>Total (by cassette)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MTOTAL">
            <text:p>CDMTOTAL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Total (by Deposit cassette) :">
            <text:p>Total (by Deposit cassette)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CA, _STCA, TCCAOUT, TCCAOUT, _STCA">
            <text:p>_STCA, _STCA, TCCAOUT, TCCAOUT, _STCA</text:p>
          </table:table-cell>
          <table:table-cell table:style-name="ACE-0x98b59a0" office:value-type="string" office:string-value="ATM Status &gt; Online &gt; By Status &gt; {...} &gt; Device Status Detail">
            <text:p>ATM Status &gt; Online &gt; By Status &gt; {...} &gt; Device Status Detail</text:p>
          </table:table-cell>
          <table:table-cell table:style-name="ACE-0x98b59a0" office:value-type="string" office:string-value="Total (by ATM) :">
            <text:p>Total (by ATM)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MC">
            <text:p>MC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BIGTIME">
            <text:p>BIGTIME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At">
            <text:p>At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Event/Error level">
            <text:p>Event/Error level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FCDESC">
            <text:p>FCDESC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Faults description">
            <text:p>Faults description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Status ">
            <text:p>Status 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Status &gt; Online &gt; By Status &gt; {...} &gt; Detail Status History">
            <text:p>ATM Status &gt; Online &gt; By Status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Date/time">
            <text:p>Date/time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RespC">
            <text:p>RespC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Serial">
            <text:p>Serial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Card#">
            <text:p>Card#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Status &gt; Online &gt; By Status &gt; {...} &gt; Transaction History Report">
            <text:p>ATM Status &gt; Online &gt; By Status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C">
            <text:p>TRMSGC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Message Type Id Class : ">
            <text:p>Message Type Id Class : </text:p>
          </table:table-cell>
          <table:table-cell table:number-columns-repeated="251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F">
            <text:p>TRMSGF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Message Type Function : ">
            <text:p>Message Type Func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T">
            <text:p>TRMSGT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Msg Type Transmission Mode : ">
            <text:p>Msg Type Transmission M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Transaction Type : ">
            <text:p>Transaction Typ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Response Code : ">
            <text:p>Response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PR#">
            <text:p>TRAPR#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Approval Number : ">
            <text:p>Approv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PAN Number : ">
            <text:p>PAN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DT">
            <text:p>TRXMDT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Transmit Date : ">
            <text:p>Transmit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TM">
            <text:p>TRXMTM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Transmit Time : ">
            <text:p>Transmit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STAN">
            <text:p>TRSTAN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System Trace Audit Number : ">
            <text:p>System Trace Audit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Transaction Serial Number : ">
            <text:p>Transaction Seri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PT">
            <text:p>TRAQPT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Acquirer Participant Id : ">
            <text:p>Acquir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PT">
            <text:p>TRISPT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Issuer Participant Id : ">
            <text:p>Issu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ND">
            <text:p>TRAQND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Acquirer Node Id : ">
            <text:p>Acquir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ND">
            <text:p>TRISND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Issuer Node Id : ">
            <text:p>Issu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NTID">
            <text:p>TRNTID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Network Id : ">
            <text:p>Network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ID">
            <text:p>TRCAID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Card Acceptor Id : ">
            <text:p>Card Accepto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I">
            <text:p>TRCATI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Card Acceptor Terminal Id : ">
            <text:p>Card Acceptor Terminal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Card Acceptor Term. Location : ">
            <text:p>Card Acceptor Term. Loca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ID">
            <text:p>TRAQID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Acquirer Id : ">
            <text:p>Acquire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DAT">
            <text:p>TRTDAT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Transaction Date : ">
            <text:p>Transaction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TIM">
            <text:p>TRTTIM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Transaction Time : ">
            <text:p>Transaction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CC">
            <text:p>TRTRCC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Transaction Currency Code : ">
            <text:p>Transaction Currency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Transaction Amount : ">
            <text:p>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Actual Transaction Amount : ">
            <text:p>Actual 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SA$">
            <text:p>TRASA$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Acquirer Settlement Amount : ">
            <text:p>Acquirer Settlement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L">
            <text:p>TRCRDL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PAN Length : ">
            <text:p>PAN Length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Retain Card : ">
            <text:p>Retain Car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ZID">
            <text:p>TRCZID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Citizen Id : ">
            <text:p>Citizen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USER">
            <text:p>TRUSER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User Id : ">
            <text:p>User Id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PSF">
            <text:p>TRRPSF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Repost Flag : ">
            <text:p>Repost Flag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PROD">
            <text:p>TRPROD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Product Id : ">
            <text:p>Produc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OREQ">
            <text:p>TROREQ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Original Requester : ">
            <text:p>Original Request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Virtual Device Id : ">
            <text:p>Virtual Devic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VS">
            <text:p>TRREVS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Reversal Status : ">
            <text:p>Reversal Status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3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ND#">
            <text:p>TRVND#</text:p>
          </table:table-cell>
          <table:table-cell table:style-name="ACE-0x98b59a0" office:value-type="string" office:string-value="ATM Status &gt; Online &gt; By Status &gt; {...} &gt; Transaction History Report &gt; Transaction Detail">
            <text:p>ATM Status &gt; Online &gt; By Status &gt; {...} &gt; Transaction History Report &gt; Transaction Detail</text:p>
          </table:table-cell>
          <table:table-cell table:style-name="ACE-0x98b5ca0" office:value-type="string" office:string-value="Vendor Number : ">
            <text:p>Vendor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0">
          <table:table-cell table:number-columns-repeated="5" table:style-name="ACE-0x98b59a0"/>
          <table:table-cell table:style-name="ACE-0x98b5d60"/>
          <table:table-cell table:number-columns-repeated="250" table:style-name="ACE-0x98b59a0"/>
        </table:table-row>
        <table:table-row table:style-name="AROW-0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Start at :">
            <text:p>Start at :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util">
            <text:p>u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#Device id">
            <text:p>#Device id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Street Address">
            <text:p>Street Address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Card Number">
            <text:p>Card Number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Date Time">
            <text:p>Date Time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RespCD">
            <text:p>RespCD</text:p>
          </table:table-cell>
          <table:table-cell table:number-columns-repeated="251" table:style-name="ACE-0x98b59a0"/>
        </table:table-row>
        <table:table-row table:style-name="AROW-0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Status &gt; Online &gt; By Status &gt; {...} &gt; Captured Cards">
            <text:p>ATM Status &gt; Online &gt; By Status &gt; {...} &gt; Captured Cards</text:p>
          </table:table-cell>
          <table:table-cell table:style-name="ACE-0x98b59a0" office:value-type="string" office:string-value="Refer#">
            <text:p>Refer#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Find">
            <text:p>Find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Use Original Values">
            <text:p>Use Original Values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Use Manual Values">
            <text:p>Use Manual Values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Cassette #1">
            <text:p>Cassette #1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Cassette #2">
            <text:p>Cassette #2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Cassette #3">
            <text:p>Cassette #3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Cassette #4">
            <text:p>Cassette #4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Cassette #5">
            <text:p>Cassette #5</text:p>
          </table:table-cell>
          <table:table-cell table:number-columns-repeated="251" table:style-name="ACE-0x98b59a0"/>
        </table:table-row>
        <table:table-row table:style-name="AROW-0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nline &gt; By Status &gt; {...} &gt; Starting Cash">
            <text:p>ATM Status &gt; Online &gt; By Status &gt; {...} &gt; Starting Cash</text:p>
          </table:table-cell>
          <table:table-cell table:style-name="ACE-0x98b59a0" office:value-type="string" office:string-value="Total">
            <text:p>Tota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VDEV">
            <text:p>MTVDEV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ATM :">
            <text:p>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E">
            <text:p>_STATE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State :">
            <text:p>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Status :">
            <text:p>Statu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SCHGD">
            <text:p>_STSCHGD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Since = ">
            <text:p>Since =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ECHGD">
            <text:p>_STECHGD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Since =">
            <text:p>Since =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OC">
            <text:p>MTLOC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Location :">
            <text:p>Loca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DR">
            <text:p>MTADR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Street Address :">
            <text:p>Street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TY, MTCCOD">
            <text:p>MTCTY, MTCCOD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ity, Country Code :">
            <text:p>City, Country C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TMON">
            <text:p>MTTMON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Terminal Owning Part :">
            <text:p>Terminal Owning Par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YP / MTHDSC , NDC">
            <text:p>MTATYP / MTHDSC , NDC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Emulation Type/HW Desc :">
            <text:p>Emulation Type/HW Desc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MOD">
            <text:p>MTCMOD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urrent Mode :">
            <text:p>Current M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RSP">
            <text:p>MTRSP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Response State :">
            <text:p>Response 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LD">
            <text:p>MTATLD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Loading ATM :">
            <text:p>Loading 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SUPV / MTSUPL">
            <text:p>MTSUPV / MTSUPL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Super Sw/Supplay Sw :">
            <text:p>Super Sw/Supplay Sw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FID / MTPFL4">
            <text:p>MTCFID / MTPFL4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onfig Id/Encryption :">
            <text:p>Config Id/Encryp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LSTTRN">
            <text:p>_LSTTRN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Last Tran Date :">
            <text:p>Last Tran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STR">
            <text:p>MTLSTR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Last Tran Serial :">
            <text:p>Last Tran Serial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CDRH / CUCDRI">
            <text:p>CUCDRH / CUCDRI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apture Cards (H/F) :">
            <text:p>Capture Cards (H/F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BZDT">
            <text:p>MTBZDT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Business Date :">
            <text:p>Business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INDC">
            <text:p>MTINDC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Tran in Prog :">
            <text:p>Tran in Prog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CCOMN / DCDCMN">
            <text:p>DCCOMN / DCDCMN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omm Module/Device Driver :">
            <text:p>Comm Module/Device Driver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Machine Condition :">
            <text:p>Machine Condi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 / CUSLRP">
            <text:p>ERACKP / CUSLRP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Receipt Printer :">
            <text:p>Receip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 / CUSLJP">
            <text:p>ERAUDP / CUSLJP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Audit Printer :">
            <text:p>Audi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">
            <text:p>ERACKP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Delivery Area :">
            <text:p>Delivery Area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">
            <text:p>ERAUDP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Depository :">
            <text:p>Depository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DLVY">
            <text:p>ERDLVY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Dispenser :">
            <text:p>Dispens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ARD">
            <text:p>ERCARD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ard Reader :">
            <text:p>Card Read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XTDV1, TXTDV2, TXTDV3, TXTDV4">
            <text:p>TXTDV1, TXTDV2, TXTDV3, TXTDV4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Reject Bins :">
            <text:p>Reject Bin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OMM, _TCPSTE, DVCNCT">
            <text:p>ERCOMM, _TCPSTE, DVCNCT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omm :">
            <text:p>Com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VIPAD : DVPORT, _IPADRL ">
            <text:p>DVIPAD : DVPORT, _IPADRL 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IP Address :">
            <text:p>IP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TCPIDL, _TCPBI / _TCPBO">
            <text:p>_TCPIDL, _TCPBI / _TCPBO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Idle, bytes in/out :">
            <text:p>Idle, bytes in/out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number-columns-repeated="3" table:style-name="ACE-0x98b59a0"/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Device">
            <text:p>Devi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RT1">
            <text:p>ERCRT1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E">
            <text:p>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CX1 - _CAOUC1">
            <text:p>_CUSCCX1 - _CAOUC1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urrent">
            <text:p>Curre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X1">
            <text:p>_CUSCX1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Start Cash">
            <text:p>Start Cash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SCC1, _CUSCX1, CUSLC1">
            <text:p>CUSCC1, _CUSCX1, CUSLC1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Supply">
            <text:p>Supply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RYL1">
            <text:p>CDRYL1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Cassette Type">
            <text:p>Cassette Type</text:p>
          </table:table-cell>
          <table:table-cell table:number-columns-repeated="251" table:style-name="ACE-0x98b59a0"/>
        </table:table-row>
        <table:table-row table:style-name="AROW-1">
          <table:table-cell table:number-columns-repeated="3" table:style-name="ACE-0x98b59a0"/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number-columns-repeated="252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otalCassette">
            <text:p>totalCassette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Total (by cassette) :">
            <text:p>Total (by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MTOTAL">
            <text:p>CDMTOTAL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Total (by Deposit cassette) :">
            <text:p>Total (by Deposit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CA, _STCA, TCCAOUT, TCCAOUT, _STCA">
            <text:p>_STCA, _STCA, TCCAOUT, TCCAOUT, _STCA</text:p>
          </table:table-cell>
          <table:table-cell table:style-name="ACE-0x98b59a0" office:value-type="string" office:string-value="ATM Status &gt; Offline &gt; By Status &gt; {...} &gt; Device Status Detail">
            <text:p>ATM Status &gt; Offline &gt; By Status &gt; {...} &gt; Device Status Detail</text:p>
          </table:table-cell>
          <table:table-cell table:style-name="ACE-0x98b59a0" office:value-type="string" office:string-value="Total (by ATM) :">
            <text:p>Total (by ATM)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MC">
            <text:p>M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BIGTIME">
            <text:p>BIGTIME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At">
            <text:p>A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Event/Error level">
            <text:p>Event/Error leve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FCDESC">
            <text:p>FCDESC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Faults description">
            <text:p>Faults description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Status ">
            <text:p>Status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Status &gt; Offline &gt; By Status &gt; {...} &gt; Detail Status History">
            <text:p>ATM Status &gt; Offline &gt; By Status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Date/time">
            <text:p>Date/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RespC">
            <text:p>Resp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Serial">
            <text:p>Seria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Card#">
            <text:p>Card#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Status &gt; Offline &gt; By Status &gt; {...} &gt; Transaction History Report">
            <text:p>ATM Status &gt; Offline &gt; By Status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C">
            <text:p>TRMSGC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Message Type Id Class : ">
            <text:p>Message Type Id Class : 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F">
            <text:p>TRMSGF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Message Type Function : ">
            <text:p>Message Type Func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T">
            <text:p>TRMSGT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Msg Type Transmission Mode : ">
            <text:p>Msg Type Transmission M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Transaction Type : ">
            <text:p>Transaction Typ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Response Code : ">
            <text:p>Response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PR#">
            <text:p>TRAPR#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Approval Number : ">
            <text:p>Approv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PAN Number : ">
            <text:p>PAN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DT">
            <text:p>TRXMDT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Transmit Date : ">
            <text:p>Transmit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TM">
            <text:p>TRXMTM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Transmit Time : ">
            <text:p>Transmit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STAN">
            <text:p>TRSTAN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System Trace Audit Number : ">
            <text:p>System Trace Audit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Transaction Serial Number : ">
            <text:p>Transaction Seri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PT">
            <text:p>TRAQPT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Acquirer Participant Id : ">
            <text:p>Acquir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PT">
            <text:p>TRISPT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Issuer Participant Id : ">
            <text:p>Issu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ND">
            <text:p>TRAQND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Acquirer Node Id : ">
            <text:p>Acquir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ND">
            <text:p>TRISND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Issuer Node Id : ">
            <text:p>Issu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NTID">
            <text:p>TRNTID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Network Id : ">
            <text:p>Network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ID">
            <text:p>TRCAID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Card Acceptor Id : ">
            <text:p>Card Accepto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I">
            <text:p>TRCATI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Card Acceptor Terminal Id : ">
            <text:p>Card Acceptor Terminal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e20" office:value-type="string" office:string-value="Card Acceptor Term. Location : ">
            <text:p>Card Acceptor Term. Loca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ID">
            <text:p>TRAQID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Acquirer Id : ">
            <text:p>Acquire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DAT">
            <text:p>TRTDAT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Transaction Date : ">
            <text:p>Transaction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TIM">
            <text:p>TRTTIM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Transaction Time : ">
            <text:p>Transaction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CC">
            <text:p>TRTRCC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Transaction Currency Code : ">
            <text:p>Transaction Currency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Transaction Amount : ">
            <text:p>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Actual Transaction Amount : ">
            <text:p>Actual 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SA$">
            <text:p>TRASA$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Acquirer Settlement Amount : ">
            <text:p>Acquirer Settlement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L">
            <text:p>TRCRDL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PAN Length : ">
            <text:p>PAN Length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Retain Card : ">
            <text:p>Retain Car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ZID">
            <text:p>TRCZID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Citizen Id : ">
            <text:p>Citizen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USER">
            <text:p>TRUSER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User Id : ">
            <text:p>User Id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PSF">
            <text:p>TRRPSF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Repost Flag : ">
            <text:p>Repost Flag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PROD">
            <text:p>TRPROD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Product Id : ">
            <text:p>Produc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OREQ">
            <text:p>TROREQ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Original Requester : ">
            <text:p>Original Request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Virtual Device Id : ">
            <text:p>Virtual Devic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VS">
            <text:p>TRREVS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Reversal Status : ">
            <text:p>Reversal Status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ND#">
            <text:p>TRVND#</text:p>
          </table:table-cell>
          <table:table-cell table:style-name="ACE-0x98b59a0" office:value-type="string" office:string-value="ATM Status &gt; Offline &gt; By Status &gt; {...} &gt; Transaction History Report &gt; Transaction Detail">
            <text:p>ATM Status &gt; Offline &gt; By Status &gt; {...} &gt; Transaction History Report &gt; Transaction Detail</text:p>
          </table:table-cell>
          <table:table-cell table:style-name="ACE-0x98b5ca0" office:value-type="string" office:string-value="Vendor Number : ">
            <text:p>Vendor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0">
          <table:table-cell table:number-columns-repeated="5" table:style-name="ACE-0x98b59a0"/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Start at :">
            <text:p>Start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util">
            <text:p>u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#Device id">
            <text:p>#Device i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Street Address">
            <text:p>Street Addres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Card Number">
            <text:p>Card Number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Date Time">
            <text:p>Date 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RespCD">
            <text:p>RespC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Status &gt; Offline &gt; By Status &gt; {...} &gt; Captured Cards">
            <text:p>ATM Status &gt; Offline &gt; By Status &gt; {...} &gt; Captured Cards</text:p>
          </table:table-cell>
          <table:table-cell table:style-name="ACE-0x98b59a0" office:value-type="string" office:string-value="Refer#">
            <text:p>Refer#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Find">
            <text:p>Fin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Use Original Values">
            <text:p>Use Origin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Use Manual Values">
            <text:p>Use Manu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Cassette #1">
            <text:p>Cassette #1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Cassette #2">
            <text:p>Cassette #2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Cassette #3">
            <text:p>Cassette #3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Cassette #4">
            <text:p>Cassette #4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Cassette #5">
            <text:p>Cassette #5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Status &gt; Offline &gt; By Status &gt; {...} &gt; Starting Cash">
            <text:p>ATM Status &gt; Offline &gt; By Status &gt; {...} &gt; Starting Cash</text:p>
          </table:table-cell>
          <table:table-cell table:style-name="ACE-0x98b59a0" office:value-type="string" office:string-value="Total">
            <text:p>Tota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VDEV">
            <text:p>MTVDEV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ATM :">
            <text:p>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E">
            <text:p>_STATE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State :">
            <text:p>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Status :">
            <text:p>Statu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SCHGD">
            <text:p>_STSCHGD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Since = ">
            <text:p>Since =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ECHGD">
            <text:p>_STECHGD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Since =">
            <text:p>Since =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OC">
            <text:p>MTLOC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Location :">
            <text:p>Loca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DR">
            <text:p>MTADR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Street Address :">
            <text:p>Street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TY, MTCCOD">
            <text:p>MTCTY, MTCCOD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ity, Country Code :">
            <text:p>City, Country C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TMON">
            <text:p>MTTMON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Terminal Owning Part :">
            <text:p>Terminal Owning Par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YP / MTHDSC , NDC">
            <text:p>MTATYP / MTHDSC , NDC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Emulation Type/HW Desc :">
            <text:p>Emulation Type/HW Desc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MOD">
            <text:p>MTCMOD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urrent Mode :">
            <text:p>Current M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RSP">
            <text:p>MTRSP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Response State :">
            <text:p>Response 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LD">
            <text:p>MTATLD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Loading ATM :">
            <text:p>Loading 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SUPV / MTSUPL">
            <text:p>MTSUPV / MTSUPL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Super Sw/Supplay Sw :">
            <text:p>Super Sw/Supplay Sw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FID / MTPFL4">
            <text:p>MTCFID / MTPFL4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onfig Id/Encryption :">
            <text:p>Config Id/Encryp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LSTTRN">
            <text:p>_LSTTRN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Last Tran Date :">
            <text:p>Last Tran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STR">
            <text:p>MTLSTR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Last Tran Serial :">
            <text:p>Last Tran Serial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CDRH / CUCDRI">
            <text:p>CUCDRH / CUCDRI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apture Cards (H/F) :">
            <text:p>Capture Cards (H/F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BZDT">
            <text:p>MTBZDT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Business Date :">
            <text:p>Business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INDC">
            <text:p>MTINDC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Tran in Prog :">
            <text:p>Tran in Prog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CCOMN / DCDCMN">
            <text:p>DCCOMN / DCDCMN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omm Module/Device Driver :">
            <text:p>Comm Module/Device Driver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Machine Condition :">
            <text:p>Machine Condi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 / CUSLRP">
            <text:p>ERACKP / CUSLRP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Receipt Printer :">
            <text:p>Receip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 / CUSLJP">
            <text:p>ERAUDP / CUSLJP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Audit Printer :">
            <text:p>Audi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">
            <text:p>ERACKP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Delivery Area :">
            <text:p>Delivery Area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">
            <text:p>ERAUDP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Depository :">
            <text:p>Depository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DLVY">
            <text:p>ERDLVY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Dispenser :">
            <text:p>Dispens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ARD">
            <text:p>ERCARD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ard Reader :">
            <text:p>Card Read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XTDV1, TXTDV2, TXTDV3, TXTDV4">
            <text:p>TXTDV1, TXTDV2, TXTDV3, TXTDV4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Reject Bins :">
            <text:p>Reject Bin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OMM, _TCPSTE, DVCNCT">
            <text:p>ERCOMM, _TCPSTE, DVCNCT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omm :">
            <text:p>Com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VIPAD : DVPORT, _IPADRL ">
            <text:p>DVIPAD : DVPORT, _IPADRL 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IP Address :">
            <text:p>IP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TCPIDL, _TCPBI / _TCPBO">
            <text:p>_TCPIDL, _TCPBI / _TCPBO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Idle, bytes in/out :">
            <text:p>Idle, bytes in/out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number-columns-repeated="4" table:style-name="ACE-0x98b59a0"/>
          <table:table-cell table:style-name="ACE-0x98b59a0" office:value-type="string" office:string-value="Device">
            <text:p>Devi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RT1">
            <text:p>ERCRT1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E">
            <text:p>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CX1 - _CAOUC1">
            <text:p>_CUSCCX1 - _CAOUC1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urrent">
            <text:p>Curre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X1">
            <text:p>_CUSCX1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Start Cash">
            <text:p>Start Cash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SCC1, _CUSCX1, CUSLC1">
            <text:p>CUSCC1, _CUSCX1, CUSLC1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Supply">
            <text:p>Supply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RYL1">
            <text:p>CDRYL1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Cassette Type">
            <text:p>Cassette Type</text:p>
          </table:table-cell>
          <table:table-cell table:number-columns-repeated="251" table:style-name="ACE-0x98b59a0"/>
        </table:table-row>
        <table:table-row table:style-name="AROW-1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otalCassette">
            <text:p>totalCassette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Total (by cassette) :">
            <text:p>Total (by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MTOTAL">
            <text:p>CDMTOTAL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Total (by Deposit cassette) :">
            <text:p>Total (by Deposit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CA, _STCA, TCCAOUT, TCCAOUT, _STCA">
            <text:p>_STCA, _STCA, TCCAOUT, TCCAOUT, _STCA</text:p>
          </table:table-cell>
          <table:table-cell table:style-name="ACE-0x98b59a0" office:value-type="string" office:string-value="ATM Faults &gt; By Category &gt; {...} &gt; Device Status Detail">
            <text:p>ATM Faults &gt; By Category &gt; {...} &gt; Device Status Detail</text:p>
          </table:table-cell>
          <table:table-cell table:style-name="ACE-0x98b59a0" office:value-type="string" office:string-value="Total (by ATM) :">
            <text:p>Total (by ATM)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MC">
            <text:p>M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BIGTIME">
            <text:p>BIGTIME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At">
            <text:p>A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Event/Error level">
            <text:p>Event/Error leve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FCDESC">
            <text:p>FCDESC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Faults description">
            <text:p>Faults description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Status ">
            <text:p>Status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Faults &gt; By Category &gt; {...} &gt; Detail Status History">
            <text:p>ATM Faults &gt; By Category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Date/time">
            <text:p>Date/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RespC">
            <text:p>Resp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Serial">
            <text:p>Seria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Card#">
            <text:p>Card#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Faults &gt; By Category &gt; {...} &gt; Transaction History Report">
            <text:p>ATM Faults &gt; By Category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C">
            <text:p>TRMSGC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Message Type Id Class : ">
            <text:p>Message Type Id Class : 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F">
            <text:p>TRMSGF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Message Type Function : ">
            <text:p>Message Type Func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T">
            <text:p>TRMSGT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Msg Type Transmission Mode : ">
            <text:p>Msg Type Transmission M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Transaction Type : ">
            <text:p>Transaction Typ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Response Code : ">
            <text:p>Response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PR#">
            <text:p>TRAPR#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Approval Number : ">
            <text:p>Approv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PAN Number : ">
            <text:p>PAN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DT">
            <text:p>TRXMDT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Transmit Date : ">
            <text:p>Transmit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TM">
            <text:p>TRXMTM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Transmit Time : ">
            <text:p>Transmit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STAN">
            <text:p>TRSTAN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System Trace Audit Number : ">
            <text:p>System Trace Audit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Transaction Serial Number : ">
            <text:p>Transaction Seri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PT">
            <text:p>TRAQPT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Acquirer Participant Id : ">
            <text:p>Acquir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PT">
            <text:p>TRISPT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Issuer Participant Id : ">
            <text:p>Issu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ND">
            <text:p>TRAQND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Acquirer Node Id : ">
            <text:p>Acquir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ND">
            <text:p>TRISND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Issuer Node Id : ">
            <text:p>Issu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NTID">
            <text:p>TRNTID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Network Id : ">
            <text:p>Network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ID">
            <text:p>TRCAID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Card Acceptor Id : ">
            <text:p>Card Accepto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I">
            <text:p>TRCATI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Card Acceptor Terminal Id : ">
            <text:p>Card Acceptor Terminal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e20" office:value-type="string" office:string-value="Card Acceptor Term. Location : ">
            <text:p>Card Acceptor Term. Loca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ID">
            <text:p>TRAQID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Acquirer Id : ">
            <text:p>Acquire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DAT">
            <text:p>TRTDAT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Transaction Date : ">
            <text:p>Transaction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TIM">
            <text:p>TRTTIM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Transaction Time : ">
            <text:p>Transaction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CC">
            <text:p>TRTRCC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Transaction Currency Code : ">
            <text:p>Transaction Currency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Transaction Amount : ">
            <text:p>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Actual Transaction Amount : ">
            <text:p>Actual 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SA$">
            <text:p>TRASA$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Acquirer Settlement Amount : ">
            <text:p>Acquirer Settlement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L">
            <text:p>TRCRDL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PAN Length : ">
            <text:p>PAN Length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Retain Card : ">
            <text:p>Retain Car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ZID">
            <text:p>TRCZID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Citizen Id : ">
            <text:p>Citizen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USER">
            <text:p>TRUSER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User Id : ">
            <text:p>User Id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PSF">
            <text:p>TRRPSF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Repost Flag : ">
            <text:p>Repost Flag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PROD">
            <text:p>TRPROD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Product Id : ">
            <text:p>Produc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OREQ">
            <text:p>TROREQ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Original Requester : ">
            <text:p>Original Request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Virtual Device Id : ">
            <text:p>Virtual Devic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VS">
            <text:p>TRREVS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Reversal Status : ">
            <text:p>Reversal Status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ND#">
            <text:p>TRVND#</text:p>
          </table:table-cell>
          <table:table-cell table:style-name="ACE-0x98b59a0" office:value-type="string" office:string-value="ATM Faults &gt; By Category &gt; {...} &gt; Transaction History Report &gt; Transaction Detail">
            <text:p>ATM Faults &gt; By Category &gt; {...} &gt; Transaction History Report &gt; Transaction Detail</text:p>
          </table:table-cell>
          <table:table-cell table:style-name="ACE-0x98b5ca0" office:value-type="string" office:string-value="Vendor Number : ">
            <text:p>Vendor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0">
          <table:table-cell table:number-columns-repeated="5" table:style-name="ACE-0x98b59a0"/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Start at :">
            <text:p>Start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util">
            <text:p>u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#Device id">
            <text:p>#Device i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Street Address">
            <text:p>Street Addres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Card Number">
            <text:p>Card Number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Date Time">
            <text:p>Date 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RespCD">
            <text:p>RespC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By Category &gt; {...} &gt; Captured Cards">
            <text:p>ATM Faults &gt; By Category &gt; {...} &gt; Captured Cards</text:p>
          </table:table-cell>
          <table:table-cell table:style-name="ACE-0x98b59a0" office:value-type="string" office:string-value="Refer#">
            <text:p>Refer#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Find">
            <text:p>Fin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Use Original Values">
            <text:p>Use Origin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Use Manual Values">
            <text:p>Use Manu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Cassette #1">
            <text:p>Cassette #1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Cassette #2">
            <text:p>Cassette #2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Cassette #3">
            <text:p>Cassette #3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Cassette #4">
            <text:p>Cassette #4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Cassette #5">
            <text:p>Cassette #5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Category &gt; {...} &gt; Starting Cash">
            <text:p>ATM Faults &gt; By Category &gt; {...} &gt; Starting Cash</text:p>
          </table:table-cell>
          <table:table-cell table:style-name="ACE-0x98b59a0" office:value-type="string" office:string-value="Total">
            <text:p>Tota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VDEV">
            <text:p>MTVDEV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ATM :">
            <text:p>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E">
            <text:p>_STATE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State :">
            <text:p>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Status :">
            <text:p>Statu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SCHGD">
            <text:p>_STSCHGD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Since = ">
            <text:p>Since =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ECHGD">
            <text:p>_STECHGD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Since =">
            <text:p>Since =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OC">
            <text:p>MTLOC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Location :">
            <text:p>Loca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DR">
            <text:p>MTADR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Street Address :">
            <text:p>Street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TY, MTCCOD">
            <text:p>MTCTY, MTCCOD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ity, Country Code :">
            <text:p>City, Country C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TMON">
            <text:p>MTTMON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Terminal Owning Part :">
            <text:p>Terminal Owning Par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YP / MTHDSC , NDC">
            <text:p>MTATYP / MTHDSC , NDC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Emulation Type/HW Desc :">
            <text:p>Emulation Type/HW Desc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MOD">
            <text:p>MTCMOD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urrent Mode :">
            <text:p>Current M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RSP">
            <text:p>MTRSP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Response State :">
            <text:p>Response 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LD">
            <text:p>MTATLD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Loading ATM :">
            <text:p>Loading 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SUPV / MTSUPL">
            <text:p>MTSUPV / MTSUPL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Super Sw/Supplay Sw :">
            <text:p>Super Sw/Supplay Sw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FID / MTPFL4">
            <text:p>MTCFID / MTPFL4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onfig Id/Encryption :">
            <text:p>Config Id/Encryp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LSTTRN">
            <text:p>_LSTTRN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Last Tran Date :">
            <text:p>Last Tran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STR">
            <text:p>MTLSTR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Last Tran Serial :">
            <text:p>Last Tran Serial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CDRH / CUCDRI">
            <text:p>CUCDRH / CUCDRI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apture Cards (H/F) :">
            <text:p>Capture Cards (H/F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BZDT">
            <text:p>MTBZDT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Business Date :">
            <text:p>Business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INDC">
            <text:p>MTINDC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Tran in Prog :">
            <text:p>Tran in Prog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CCOMN / DCDCMN">
            <text:p>DCCOMN / DCDCMN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omm Module/Device Driver :">
            <text:p>Comm Module/Device Driver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Machine Condition :">
            <text:p>Machine Condi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 / CUSLRP">
            <text:p>ERACKP / CUSLRP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Receipt Printer :">
            <text:p>Receip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 / CUSLJP">
            <text:p>ERAUDP / CUSLJP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Audit Printer :">
            <text:p>Audi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">
            <text:p>ERACKP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Delivery Area :">
            <text:p>Delivery Area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">
            <text:p>ERAUDP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Depository :">
            <text:p>Depository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DLVY">
            <text:p>ERDLVY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Dispenser :">
            <text:p>Dispens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ARD">
            <text:p>ERCARD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ard Reader :">
            <text:p>Card Read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XTDV1, TXTDV2, TXTDV3, TXTDV4">
            <text:p>TXTDV1, TXTDV2, TXTDV3, TXTDV4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Reject Bins :">
            <text:p>Reject Bin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OMM, _TCPSTE, DVCNCT">
            <text:p>ERCOMM, _TCPSTE, DVCNCT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omm :">
            <text:p>Com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VIPAD : DVPORT, _IPADRL ">
            <text:p>DVIPAD : DVPORT, _IPADRL 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IP Address :">
            <text:p>IP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TCPIDL, _TCPBI / _TCPBO">
            <text:p>_TCPIDL, _TCPBI / _TCPBO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Idle, bytes in/out :">
            <text:p>Idle, bytes in/out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number-columns-repeated="3" table:style-name="ACE-0x98b59a0"/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Device">
            <text:p>Devi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RT1">
            <text:p>ERCRT1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E">
            <text:p>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CX1 - _CAOUC1">
            <text:p>_CUSCCX1 - _CAOUC1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urrent">
            <text:p>Curre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X1">
            <text:p>_CUSCX1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Start Cash">
            <text:p>Start Cash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SCC1, _CUSCX1, CUSLC1">
            <text:p>CUSCC1, _CUSCX1, CUSLC1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Supply">
            <text:p>Supply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RYL1">
            <text:p>CDRYL1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Cassette Type">
            <text:p>Cassette Type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otalCassette">
            <text:p>totalCassette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Total (by cassette) :">
            <text:p>Total (by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MTOTAL">
            <text:p>CDMTOTAL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Total (by Deposit cassette) :">
            <text:p>Total (by Deposit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CA, _STCA, TCCAOUT, TCCAOUT, _STCA">
            <text:p>_STCA, _STCA, TCCAOUT, TCCAOUT, _STCA</text:p>
          </table:table-cell>
          <table:table-cell table:style-name="ACE-0x98b59a0" office:value-type="string" office:string-value="ATM Faults &gt; By Machine Condition &gt; {...} &gt; Device Status Detail">
            <text:p>ATM Faults &gt; By Machine Condition &gt; {...} &gt; Device Status Detail</text:p>
          </table:table-cell>
          <table:table-cell table:style-name="ACE-0x98b59a0" office:value-type="string" office:string-value="Total (by ATM) :">
            <text:p>Total (by ATM)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MC">
            <text:p>M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BIGTIME">
            <text:p>BIGTIME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At">
            <text:p>A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Event/Error level">
            <text:p>Event/Error leve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FCDESC">
            <text:p>FCDESC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Faults description">
            <text:p>Faults description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Status ">
            <text:p>Status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Faults &gt; By Machine Condition &gt; {...} &gt; Detail Status History">
            <text:p>ATM Faults &gt; By Machine Condition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Date/time">
            <text:p>Date/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RespC">
            <text:p>Resp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Serial">
            <text:p>Seria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Card#">
            <text:p>Card#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Faults &gt; By Machine Condition &gt; {...} &gt; Transaction History Report">
            <text:p>ATM Faults &gt; By Machine Condition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C">
            <text:p>TRMSGC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Message Type Id Class : ">
            <text:p>Message Type Id Class : 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F">
            <text:p>TRMSGF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Message Type Function : ">
            <text:p>Message Type Func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T">
            <text:p>TRMSGT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Msg Type Transmission Mode : ">
            <text:p>Msg Type Transmission M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Transaction Type : ">
            <text:p>Transaction Typ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Response Code : ">
            <text:p>Response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PR#">
            <text:p>TRAPR#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Approval Number : ">
            <text:p>Approv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PAN Number : ">
            <text:p>PAN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DT">
            <text:p>TRXMDT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Transmit Date : ">
            <text:p>Transmit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TM">
            <text:p>TRXMTM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Transmit Time : ">
            <text:p>Transmit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STAN">
            <text:p>TRSTAN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System Trace Audit Number : ">
            <text:p>System Trace Audit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Transaction Serial Number : ">
            <text:p>Transaction Seri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PT">
            <text:p>TRAQPT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Acquirer Participant Id : ">
            <text:p>Acquir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PT">
            <text:p>TRISPT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Issuer Participant Id : ">
            <text:p>Issu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ND">
            <text:p>TRAQND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Acquirer Node Id : ">
            <text:p>Acquir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ND">
            <text:p>TRISND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Issuer Node Id : ">
            <text:p>Issu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NTID">
            <text:p>TRNTID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Network Id : ">
            <text:p>Network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ID">
            <text:p>TRCAID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Card Acceptor Id : ">
            <text:p>Card Accepto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I">
            <text:p>TRCATI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Card Acceptor Terminal Id : ">
            <text:p>Card Acceptor Terminal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e20" office:value-type="string" office:string-value="Card Acceptor Term. Location : ">
            <text:p>Card Acceptor Term. Loca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ID">
            <text:p>TRAQID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Acquirer Id : ">
            <text:p>Acquire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DAT">
            <text:p>TRTDAT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Transaction Date : ">
            <text:p>Transaction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TIM">
            <text:p>TRTTIM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Transaction Time : ">
            <text:p>Transaction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CC">
            <text:p>TRTRCC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Transaction Currency Code : ">
            <text:p>Transaction Currency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Transaction Amount : ">
            <text:p>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Actual Transaction Amount : ">
            <text:p>Actual 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SA$">
            <text:p>TRASA$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Acquirer Settlement Amount : ">
            <text:p>Acquirer Settlement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L">
            <text:p>TRCRDL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PAN Length : ">
            <text:p>PAN Length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Retain Card : ">
            <text:p>Retain Car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ZID">
            <text:p>TRCZID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Citizen Id : ">
            <text:p>Citizen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USER">
            <text:p>TRUSER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User Id : ">
            <text:p>User Id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PSF">
            <text:p>TRRPSF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Repost Flag : ">
            <text:p>Repost Flag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PROD">
            <text:p>TRPROD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Product Id : ">
            <text:p>Produc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OREQ">
            <text:p>TROREQ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Original Requester : ">
            <text:p>Original Request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Virtual Device Id : ">
            <text:p>Virtual Devic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VS">
            <text:p>TRREVS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Reversal Status : ">
            <text:p>Reversal Status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ND#">
            <text:p>TRVND#</text:p>
          </table:table-cell>
          <table:table-cell table:style-name="ACE-0x98b59a0" office:value-type="string" office:string-value="ATM Faults &gt; By Machine Condition &gt; {...} &gt; Transaction History Report &gt; Transaction Detail">
            <text:p>ATM Faults &gt; By Machine Condition &gt; {...} &gt; Transaction History Report &gt; Transaction Detail</text:p>
          </table:table-cell>
          <table:table-cell table:style-name="ACE-0x98b5ca0" office:value-type="string" office:string-value="Vendor Number : ">
            <text:p>Vendor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0">
          <table:table-cell table:number-columns-repeated="5" table:style-name="ACE-0x98b59a0"/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Start at :">
            <text:p>Start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util">
            <text:p>u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#Device id">
            <text:p>#Device i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Street Address">
            <text:p>Street Addres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Card Number">
            <text:p>Card Number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Date Time">
            <text:p>Date 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RespCD">
            <text:p>RespC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By Machine Condition &gt; {...} &gt; Captured Cards">
            <text:p>ATM Faults &gt; By Machine Condition &gt; {...} &gt; Captured Cards</text:p>
          </table:table-cell>
          <table:table-cell table:style-name="ACE-0x98b59a0" office:value-type="string" office:string-value="Refer#">
            <text:p>Refer#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Find">
            <text:p>Fin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Use Original Values">
            <text:p>Use Origin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Use Manual Values">
            <text:p>Use Manu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Cassette #1">
            <text:p>Cassette #1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Cassette #2">
            <text:p>Cassette #2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Cassette #3">
            <text:p>Cassette #3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Cassette #4">
            <text:p>Cassette #4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Cassette #5">
            <text:p>Cassette #5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By Machine Condition &gt; {...} &gt; Starting Cash">
            <text:p>ATM Faults &gt; By Machine Condition &gt; {...} &gt; Starting Cash</text:p>
          </table:table-cell>
          <table:table-cell table:style-name="ACE-0x98b59a0" office:value-type="string" office:string-value="Total">
            <text:p>Tota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VDEV">
            <text:p>MTVDEV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ATM :">
            <text:p>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E">
            <text:p>_STATE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State :">
            <text:p>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Status :">
            <text:p>Statu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SCHGD">
            <text:p>_STSCHGD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Since = ">
            <text:p>Since =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ECHGD">
            <text:p>_STECHGD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Since =">
            <text:p>Since =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OC">
            <text:p>MTLOC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Location :">
            <text:p>Loca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DR">
            <text:p>MTADR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Street Address :">
            <text:p>Street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TY, MTCCOD">
            <text:p>MTCTY, MTCCOD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ity, Country Code :">
            <text:p>City, Country C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TMON">
            <text:p>MTTMON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Terminal Owning Part :">
            <text:p>Terminal Owning Par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YP / MTHDSC , NDC">
            <text:p>MTATYP / MTHDSC , NDC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Emulation Type/HW Desc :">
            <text:p>Emulation Type/HW Desc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MOD">
            <text:p>MTCMOD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urrent Mode :">
            <text:p>Current M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RSP">
            <text:p>MTRSP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Response State :">
            <text:p>Response 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LD">
            <text:p>MTATLD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Loading ATM :">
            <text:p>Loading 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SUPV / MTSUPL">
            <text:p>MTSUPV / MTSUPL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Super Sw/Supplay Sw :">
            <text:p>Super Sw/Supplay Sw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FID / MTPFL4">
            <text:p>MTCFID / MTPFL4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onfig Id/Encryption :">
            <text:p>Config Id/Encryp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LSTTRN">
            <text:p>_LSTTRN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Last Tran Date :">
            <text:p>Last Tran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STR">
            <text:p>MTLSTR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Last Tran Serial :">
            <text:p>Last Tran Serial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CDRH / CUCDRI">
            <text:p>CUCDRH / CUCDRI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apture Cards (H/F) :">
            <text:p>Capture Cards (H/F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BZDT">
            <text:p>MTBZDT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Business Date :">
            <text:p>Business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INDC">
            <text:p>MTINDC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Tran in Prog :">
            <text:p>Tran in Prog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CCOMN / DCDCMN">
            <text:p>DCCOMN / DCDCMN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omm Module/Device Driver :">
            <text:p>Comm Module/Device Driver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Machine Condition :">
            <text:p>Machine Condi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 / CUSLRP">
            <text:p>ERACKP / CUSLRP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Receipt Printer :">
            <text:p>Receip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 / CUSLJP">
            <text:p>ERAUDP / CUSLJP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Audit Printer :">
            <text:p>Audi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">
            <text:p>ERACKP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Delivery Area :">
            <text:p>Delivery Area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">
            <text:p>ERAUDP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Depository :">
            <text:p>Depository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DLVY">
            <text:p>ERDLVY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Dispenser :">
            <text:p>Dispens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ARD">
            <text:p>ERCARD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ard Reader :">
            <text:p>Card Read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XTDV1, TXTDV2, TXTDV3, TXTDV4">
            <text:p>TXTDV1, TXTDV2, TXTDV3, TXTDV4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Reject Bins :">
            <text:p>Reject Bin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OMM, _TCPSTE, DVCNCT">
            <text:p>ERCOMM, _TCPSTE, DVCNCT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omm :">
            <text:p>Com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VIPAD : DVPORT, _IPADRL ">
            <text:p>DVIPAD : DVPORT, _IPADRL 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IP Address :">
            <text:p>IP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TCPIDL, _TCPBI / _TCPBO">
            <text:p>_TCPIDL, _TCPBI / _TCPBO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Idle, bytes in/out :">
            <text:p>Idle, bytes in/out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number-columns-repeated="3" table:style-name="ACE-0x98b59a0"/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Device">
            <text:p>Devi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RT1">
            <text:p>ERCRT1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E">
            <text:p>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CX1 - _CAOUC1">
            <text:p>_CUSCCX1 - _CAOUC1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urrent">
            <text:p>Curre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X1">
            <text:p>_CUSCX1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Start Cash">
            <text:p>Start Cash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SCC1, _CUSCX1, CUSLC1">
            <text:p>CUSCC1, _CUSCX1, CUSLC1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Supply">
            <text:p>Supply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RYL1">
            <text:p>CDRYL1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Cassette Type">
            <text:p>Cassette Type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otalCassette">
            <text:p>totalCassette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Total (by cassette) :">
            <text:p>Total (by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MTOTAL">
            <text:p>CDMTOTAL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Total (by Deposit cassette) :">
            <text:p>Total (by Deposit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CA, _STCA, TCCAOUT, TCCAOUT, _STCA">
            <text:p>_STCA, _STCA, TCCAOUT, TCCAOUT, _STCA</text:p>
          </table:table-cell>
          <table:table-cell table:style-name="ACE-0x98b59a0" office:value-type="string" office:string-value="ATM Faults &gt; New - Unacknowledged &gt; {...} &gt; Device Status Detail">
            <text:p>ATM Faults &gt; New - Unacknowledged &gt; {...} &gt; Device Status Detail</text:p>
          </table:table-cell>
          <table:table-cell table:style-name="ACE-0x98b59a0" office:value-type="string" office:string-value="Total (by ATM) :">
            <text:p>Total (by ATM)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MC">
            <text:p>M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BIGTIME">
            <text:p>BIGTIME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At">
            <text:p>A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Event/Error level">
            <text:p>Event/Error leve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FCDESC">
            <text:p>FCDESC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Faults description">
            <text:p>Faults description</text:p>
          </table:table-cell>
          <table:table-cell table:number-columns-repeated="251" table:style-name="ACE-0x98b59a0"/>
        </table:table-row>
        <table:table-row table:style-name="AROW-0">
          <table:table-cell table:number-columns-repeated="3" table:style-name="ACE-0x98b59a0"/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number-columns-repeated="252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3" table:style-name="ACE-0x98b59a0"/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number-columns-repeated="252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Status ">
            <text:p>Status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ATM Faults &gt; New - Unacknowledged &gt; {...} &gt; Detail Status History">
            <text:p>ATM Faults &gt; New - Unacknowledged &gt; {...}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Date/time">
            <text:p>Date/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RespC">
            <text:p>Resp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Serial">
            <text:p>Seria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Card#">
            <text:p>Card#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Faults &gt; New - Unacknowledged &gt; {...} &gt; Transaction History Report">
            <text:p>ATM Faults &gt; New - Unacknowledged &gt; {...}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C">
            <text:p>TRMSGC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Message Type Id Class : ">
            <text:p>Message Type Id Class : 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F">
            <text:p>TRMSGF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Message Type Function : ">
            <text:p>Message Type Func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T">
            <text:p>TRMSGT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Msg Type Transmission Mode : ">
            <text:p>Msg Type Transmission M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Transaction Type : ">
            <text:p>Transaction Typ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Response Code : ">
            <text:p>Response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PR#">
            <text:p>TRAPR#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Approval Number : ">
            <text:p>Approv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PAN Number : ">
            <text:p>PAN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DT">
            <text:p>TRXMDT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Transmit Date : ">
            <text:p>Transmit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TM">
            <text:p>TRXMTM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Transmit Time : ">
            <text:p>Transmit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STAN">
            <text:p>TRSTAN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System Trace Audit Number : ">
            <text:p>System Trace Audit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Transaction Serial Number : ">
            <text:p>Transaction Seri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PT">
            <text:p>TRAQPT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Acquirer Participant Id : ">
            <text:p>Acquir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PT">
            <text:p>TRISPT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Issuer Participant Id : ">
            <text:p>Issu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ND">
            <text:p>TRAQND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Acquirer Node Id : ">
            <text:p>Acquir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ND">
            <text:p>TRISND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Issuer Node Id : ">
            <text:p>Issu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NTID">
            <text:p>TRNTID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Network Id : ">
            <text:p>Network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ID">
            <text:p>TRCAID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Card Acceptor Id : ">
            <text:p>Card Accepto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I">
            <text:p>TRCATI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Card Acceptor Terminal Id : ">
            <text:p>Card Acceptor Terminal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e20" office:value-type="string" office:string-value="Card Acceptor Term. Location : ">
            <text:p>Card Acceptor Term. Loca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ID">
            <text:p>TRAQID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Acquirer Id : ">
            <text:p>Acquire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DAT">
            <text:p>TRTDAT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Transaction Date : ">
            <text:p>Transaction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TIM">
            <text:p>TRTTIM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Transaction Time : ">
            <text:p>Transaction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CC">
            <text:p>TRTRCC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Transaction Currency Code : ">
            <text:p>Transaction Currency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Transaction Amount : ">
            <text:p>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Actual Transaction Amount : ">
            <text:p>Actual 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SA$">
            <text:p>TRASA$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Acquirer Settlement Amount : ">
            <text:p>Acquirer Settlement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L">
            <text:p>TRCRDL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PAN Length : ">
            <text:p>PAN Length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Retain Card : ">
            <text:p>Retain Car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ZID">
            <text:p>TRCZID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Citizen Id : ">
            <text:p>Citizen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USER">
            <text:p>TRUSER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User Id : ">
            <text:p>User Id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PSF">
            <text:p>TRRPSF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Repost Flag : ">
            <text:p>Repost Flag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PROD">
            <text:p>TRPROD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Product Id : ">
            <text:p>Produc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OREQ">
            <text:p>TROREQ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Original Requester : ">
            <text:p>Original Request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Virtual Device Id : ">
            <text:p>Virtual Devic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VS">
            <text:p>TRREVS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Reversal Status : ">
            <text:p>Reversal Status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ND#">
            <text:p>TRVND#</text:p>
          </table:table-cell>
          <table:table-cell table:style-name="ACE-0x98b59a0" office:value-type="string" office:string-value="ATM Faults &gt; New - Unacknowledged &gt; {...} &gt; Transaction History Report &gt; Transaction Detail">
            <text:p>ATM Faults &gt; New - Unacknowledged &gt; {...} &gt; Transaction History Report &gt; Transaction Detail</text:p>
          </table:table-cell>
          <table:table-cell table:style-name="ACE-0x98b5ca0" office:value-type="string" office:string-value="Vendor Number : ">
            <text:p>Vendor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0">
          <table:table-cell table:number-columns-repeated="5" table:style-name="ACE-0x98b59a0"/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Start at :">
            <text:p>Start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util">
            <text:p>u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#Device id">
            <text:p>#Device i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Street Address">
            <text:p>Street Addres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Card Number">
            <text:p>Card Number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Date Time">
            <text:p>Date 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RespCD">
            <text:p>RespC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ATM Faults &gt; New - Unacknowledged &gt; {...} &gt; Captured Cards">
            <text:p>ATM Faults &gt; New - Unacknowledged &gt; {...} &gt; Captured Cards</text:p>
          </table:table-cell>
          <table:table-cell table:style-name="ACE-0x98b59a0" office:value-type="string" office:string-value="Refer#">
            <text:p>Refer#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Find">
            <text:p>Fin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Use Original Values">
            <text:p>Use Origin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Use Manual Values">
            <text:p>Use Manu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Cassette #1">
            <text:p>Cassette #1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Cassette #2">
            <text:p>Cassette #2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Cassette #3">
            <text:p>Cassette #3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Cassette #4">
            <text:p>Cassette #4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Cassette #5">
            <text:p>Cassette #5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ATM Faults &gt; New - Unacknowledged &gt; {...} &gt; Starting Cash">
            <text:p>ATM Faults &gt; New - Unacknowledged &gt; {...} &gt; Starting Cash</text:p>
          </table:table-cell>
          <table:table-cell table:style-name="ACE-0x98b59a0" office:value-type="string" office:string-value="Total">
            <text:p>Tota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ASData">
            <text:p>ASData</text:p>
          </table:table-cell>
          <table:table-cell table:style-name="ACE-0x98b5ee0" office:value-type="string" office:string-value="ND_HIST">
            <text:p>ND_HIST</text:p>
          </table:table-cell>
          <table:table-cell table:style-name="ACE-0x98b5ee0" office:value-type="string" office:string-value="dateStart">
            <text:p>dateStart</text:p>
          </table:table-cell>
          <table:table-cell table:style-name="ACE-0x98b59a0"/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ASData">
            <text:p>ASData</text:p>
          </table:table-cell>
          <table:table-cell table:style-name="ACE-0x98b5ee0" office:value-type="string" office:string-value="ND_HIST">
            <text:p>ND_HIST</text:p>
          </table:table-cell>
          <table:table-cell table:style-name="ACE-0x98b5ee0" office:value-type="string" office:string-value="dateEnd">
            <text:p>dateEnd</text:p>
          </table:table-cell>
          <table:table-cell table:style-name="ACE-0x98b59a0"/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ASData">
            <text:p>ASData</text:p>
          </table:table-cell>
          <table:table-cell table:style-name="ACE-0x98b5ee0" office:value-type="string" office:string-value="ND_HIST">
            <text:p>ND_HIST</text:p>
          </table:table-cell>
          <table:table-cell table:style-name="ACE-0x98b5ee0" office:value-type="string" office:string-value="NDISTS_N">
            <text:p>NDISTS_N</text:p>
          </table:table-cell>
          <table:table-cell table:style-name="ACE-0x98b59a0"/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ASData">
            <text:p>ASData</text:p>
          </table:table-cell>
          <table:table-cell table:style-name="ACE-0x98b5ee0" office:value-type="string" office:string-value="ND_HIST">
            <text:p>ND_HIST</text:p>
          </table:table-cell>
          <table:table-cell table:style-name="ACE-0x98b5ee0" office:value-type="string" office:string-value="_NDCHGD">
            <text:p>_NDCHGD</text:p>
          </table:table-cell>
          <table:table-cell table:style-name="ACE-0x98b59a0"/>
          <table:table-cell table:style-name="ACE-0x98b59a0" office:value-type="string" office:string-value="At For">
            <text:p>At For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ASData">
            <text:p>ASData</text:p>
          </table:table-cell>
          <table:table-cell table:style-name="ACE-0x98b5ee0" office:value-type="string" office:string-value="ND_HIST">
            <text:p>ND_HIST</text:p>
          </table:table-cell>
          <table:table-cell table:style-name="ACE-0x98b5ee0" office:value-type="string" office:string-value="status">
            <text:p>status</text:p>
          </table:table-cell>
          <table:table-cell table:style-name="ACE-0x98b59a0"/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ASData">
            <text:p>ASData</text:p>
          </table:table-cell>
          <table:table-cell table:style-name="ACE-0x98b5ee0" office:value-type="string" office:string-value="ND_HIST">
            <text:p>ND_HIST</text:p>
          </table:table-cell>
          <table:table-cell table:style-name="ACE-0x98b5ee0" office:value-type="string" office:string-value="occurrence">
            <text:p>occurrence</text:p>
          </table:table-cell>
          <table:table-cell table:style-name="ACE-0x98b59a0"/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ASData">
            <text:p>ASData</text:p>
          </table:table-cell>
          <table:table-cell table:style-name="ACE-0x98b5ee0" office:value-type="string" office:string-value="ND_HIST">
            <text:p>ND_HIST</text:p>
          </table:table-cell>
          <table:table-cell table:style-name="ACE-0x98b5ee0" office:value-type="string" office:string-value="time">
            <text:p>time</text:p>
          </table:table-cell>
          <table:table-cell table:style-name="ACE-0x98b59a0"/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ASData">
            <text:p>ASData</text:p>
          </table:table-cell>
          <table:table-cell table:style-name="ACE-0x98b5ee0" office:value-type="string" office:string-value="ND_HIST">
            <text:p>ND_HIST</text:p>
          </table:table-cell>
          <table:table-cell table:style-name="ACE-0x98b5ee0" office:value-type="string" office:string-value="percent">
            <text:p>percent</text:p>
          </table:table-cell>
          <table:table-cell table:style-name="ACE-0x98b59a0"/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1">
          <table:table-cell table:number-columns-repeated="3" table:style-name="ACE-0x98b5ee0"/>
          <table:table-cell table:number-columns-repeated="253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VDEV">
            <text:p>MTVDEV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ATM :">
            <text:p>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E">
            <text:p>_STATE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State :">
            <text:p>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Status :">
            <text:p>Statu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SCHGD">
            <text:p>_STSCHGD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Since = ">
            <text:p>Since =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ECHGD">
            <text:p>_STECHGD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Since =">
            <text:p>Since =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OC">
            <text:p>MTLOC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Location :">
            <text:p>Loca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DR">
            <text:p>MTADR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Street Address :">
            <text:p>Street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TY, MTCCOD">
            <text:p>MTCTY, MTCCOD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ity, Country Code :">
            <text:p>City, Country C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TMON">
            <text:p>MTTMON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Terminal Owning Part :">
            <text:p>Terminal Owning Par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YP / MTHDSC , NDC">
            <text:p>MTATYP / MTHDSC , NDC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Emulation Type/HW Desc :">
            <text:p>Emulation Type/HW Desc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MOD">
            <text:p>MTCMOD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urrent Mode :">
            <text:p>Current Mod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RSP">
            <text:p>MTRSP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Response State :">
            <text:p>Response St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ATLD">
            <text:p>MTATLD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Loading ATM :">
            <text:p>Loading AT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SUPV / MTSUPL">
            <text:p>MTSUPV / MTSUPL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Super Sw/Supplay Sw :">
            <text:p>Super Sw/Supplay Sw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CFID / MTPFL4">
            <text:p>MTCFID / MTPFL4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onfig Id/Encryption :">
            <text:p>Config Id/Encryp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LSTTRN">
            <text:p>_LSTTRN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Last Tran Date :">
            <text:p>Last Tran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LSTR">
            <text:p>MTLSTR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Last Tran Serial :">
            <text:p>Last Tran Serial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CDRH / CUCDRI">
            <text:p>CUCDRH / CUCDRI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apture Cards (H/F) :">
            <text:p>Capture Cards (H/F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BZDT">
            <text:p>MTBZDT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Business Date :">
            <text:p>Business Date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INDC">
            <text:p>MTINDC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Tran in Prog :">
            <text:p>Tran in Prog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CCOMN / DCDCMN">
            <text:p>DCCOMN / DCDCMN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omm Module/Device Driver :">
            <text:p>Comm Module/Device Driver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Machine Condition :">
            <text:p>Machine Condition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 / CUSLRP">
            <text:p>ERACKP / CUSLRP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Receipt Printer :">
            <text:p>Receip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 / CUSLJP">
            <text:p>ERAUDP / CUSLJP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Audit Printer :">
            <text:p>Audit Print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CKP">
            <text:p>ERACKP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Delivery Area :">
            <text:p>Delivery Area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AUDP">
            <text:p>ERAUDP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Depository :">
            <text:p>Depository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DLVY">
            <text:p>ERDLVY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Dispenser :">
            <text:p>Dispens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ARD">
            <text:p>ERCARD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ard Reader :">
            <text:p>Card Reader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XTDV1, TXTDV2, TXTDV3, TXTDV4">
            <text:p>TXTDV1, TXTDV2, TXTDV3, TXTDV4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Reject Bins :">
            <text:p>Reject Bin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OMM, _TCPSTE, DVCNCT">
            <text:p>ERCOMM, _TCPSTE, DVCNCT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omm :">
            <text:p>Comm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DVIPAD : DVPORT, _IPADRL ">
            <text:p>DVIPAD : DVPORT, _IPADRL 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IP Address :">
            <text:p>IP Address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TCPIDL, _TCPBI / _TCPBO">
            <text:p>_TCPIDL, _TCPBI / _TCPBO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Idle, bytes in/out :">
            <text:p>Idle, bytes in/out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number-columns-repeated="3" table:style-name="ACE-0x98b59a0"/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Device">
            <text:p>Devi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ERCRT1">
            <text:p>ERCRT1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E">
            <text:p>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CX1 - _CAOUC1">
            <text:p>_CUSCCX1 - _CAOUC1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urrent">
            <text:p>Curre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CUSCX1">
            <text:p>_CUSCX1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Start Cash">
            <text:p>Start Cash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USCC1, _CUSCX1, CUSLC1">
            <text:p>CUSCC1, _CUSCX1, CUSLC1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Supply">
            <text:p>Supply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RYL1">
            <text:p>CDRYL1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Cassette Type">
            <text:p>Cassette Type</text:p>
          </table:table-cell>
          <table:table-cell table:number-columns-repeated="251" table:style-name="ACE-0x98b59a0"/>
        </table:table-row>
        <table:table-row table:style-name="AROW-1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totalCassette">
            <text:p>totalCassette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Total (by cassette) :">
            <text:p>Total (by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CDMTOTAL">
            <text:p>CDMTOTAL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Total (by Deposit cassette) :">
            <text:p>Total (by Deposit cassette)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">
            <text:p>ASData</text:p>
          </table:table-cell>
          <table:table-cell table:style-name="ACE-0x98b59a0" office:value-type="string" office:string-value="MT_VIEW35">
            <text:p>MT_VIEW35</text:p>
          </table:table-cell>
          <table:table-cell table:style-name="ACE-0x98b59a0" office:value-type="string" office:string-value="_STCA, _STCA, TCCAOUT, TCCAOUT, _STCA">
            <text:p>_STCA, _STCA, TCCAOUT, TCCAOUT, _STCA</text:p>
          </table:table-cell>
          <table:table-cell table:style-name="ACE-0x98b59a0" office:value-type="string" office:string-value="Report/Statistics &gt; Idle ATMs Report &gt; Device Status Detail">
            <text:p>Report/Statistics &gt; Idle ATMs Report &gt; Device Status Detail</text:p>
          </table:table-cell>
          <table:table-cell table:style-name="ACE-0x98b59a0" office:value-type="string" office:string-value="Total (by ATM) :">
            <text:p>Total (by ATM) :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MTERR">
            <text:p>MTERR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MC">
            <text:p>M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BIGTIME">
            <text:p>BIGTIME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At">
            <text:p>A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_STATUS">
            <text:p>_STATUS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Event/Error level">
            <text:p>Event/Error leve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FCDESC">
            <text:p>FCDESC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Faults description">
            <text:p>Faults description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Status">
            <text:p>Statu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status">
            <text:p>status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Status ">
            <text:p>Status 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occurrence">
            <text:p>occurrence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Occurrence">
            <text:p>Occurrenc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time">
            <text:p>time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For SUM">
            <text:p>For SUM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ZTRANS_ATM_ATR$">
            <text:p>ZTRANS_ATM_ATR$</text:p>
          </table:table-cell>
          <table:table-cell table:style-name="ACE-0x98b59a0" office:value-type="string" office:string-value="percent">
            <text:p>percent</text:p>
          </table:table-cell>
          <table:table-cell table:style-name="ACE-0x98b59a0" office:value-type="string" office:string-value="Report/Statistics &gt; Idle ATMs Report &gt; Detail Status History">
            <text:p>Report/Statistics &gt; Idle ATMs Report &gt; Detail Status History</text:p>
          </table:table-cell>
          <table:table-cell table:style-name="ACE-0x98b59a0" office:value-type="string" office:string-value="%">
            <text:p>%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Starting at :">
            <text:p>Starting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until">
            <text:p>un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Date/time">
            <text:p>Date/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RespC">
            <text:p>RespC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Serial">
            <text:p>Serial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Card#">
            <text:p>Card#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ATM_ATR$">
            <text:p>dbo.ZTRANS_ATM_ATR$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Report/Statistics &gt; Idle ATMs Report &gt; Transaction History Report">
            <text:p>Report/Statistics &gt; Idle ATMs Report &gt; Transaction History Report</text:p>
          </table:table-cell>
          <table:table-cell table:style-name="ACE-0x98b59a0" office:value-type="string" office:string-value="ReqAmnt">
            <text:p>ReqAmnt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C">
            <text:p>TRMSGC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Message Type Id Class : ">
            <text:p>Message Type Id Class : 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F">
            <text:p>TRMSGF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Message Type Function : ">
            <text:p>Message Type Func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MSGT">
            <text:p>TRMSGT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Msg Type Transmission Mode : ">
            <text:p>Msg Type Transmission M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Transaction Type : ">
            <text:p>Transaction Typ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Response Code : ">
            <text:p>Response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PR#">
            <text:p>TRAPR#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Approval Number : ">
            <text:p>Approv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PAN Number : ">
            <text:p>PAN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DT">
            <text:p>TRXMDT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Transmit Date : ">
            <text:p>Transmit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XMTM">
            <text:p>TRXMTM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Transmit Time : ">
            <text:p>Transmit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STAN">
            <text:p>TRSTAN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System Trace Audit Number : ">
            <text:p>System Trace Audit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Transaction Serial Number : ">
            <text:p>Transaction Serial Numb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PT">
            <text:p>TRAQPT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Acquirer Participant Id : ">
            <text:p>Acquir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PT">
            <text:p>TRISPT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Issuer Participant Id : ">
            <text:p>Issuer Participan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ND">
            <text:p>TRAQND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Acquirer Node Id : ">
            <text:p>Acquir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ISND">
            <text:p>TRISND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Issuer Node Id : ">
            <text:p>Issuer Nod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NTID">
            <text:p>TRNTID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Network Id : ">
            <text:p>Network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ID">
            <text:p>TRCAID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Card Acceptor Id : ">
            <text:p>Card Accepto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I">
            <text:p>TRCATI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Card Acceptor Terminal Id : ">
            <text:p>Card Acceptor Terminal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Card Acceptor Term. Location : ">
            <text:p>Card Acceptor Term. Location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QID">
            <text:p>TRAQID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Acquirer Id : ">
            <text:p>Acquirer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DAT">
            <text:p>TRTDAT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Transaction Date : ">
            <text:p>Transaction Dat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TIM">
            <text:p>TRTTIM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Transaction Time : ">
            <text:p>Transaction Tim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CC">
            <text:p>TRTRCC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Transaction Currency Code : ">
            <text:p>Transaction Currency Code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TRN$">
            <text:p>TRTRN$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Transaction Amount : ">
            <text:p>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TR$">
            <text:p>TRATR$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Actual Transaction Amount : ">
            <text:p>Actual Transaction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ASA$">
            <text:p>TRASA$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Acquirer Settlement Amount : ">
            <text:p>Acquirer Settlement Amount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RDL">
            <text:p>TRCRDL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PAN Length : ">
            <text:p>PAN Length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TF">
            <text:p>TRRETF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Retain Card : ">
            <text:p>Retain Car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CZID">
            <text:p>TRCZID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Citizen Id : ">
            <text:p>Citizen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USER">
            <text:p>TRUSER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User Id : ">
            <text:p>User Id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PSF">
            <text:p>TRRPSF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Repost Flag : ">
            <text:p>Repost Flag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PROD">
            <text:p>TRPROD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Product Id : ">
            <text:p>Product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OREQ">
            <text:p>TROREQ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Original Requester : ">
            <text:p>Original Requester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Virtual Device Id : ">
            <text:p>Virtual Device Id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REVS">
            <text:p>TRREVS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Reversal Status : ">
            <text:p>Reversal Status : </text:p>
          </table:table-cell>
          <table:table-cell table:style-name="ACE-0x98b5ca0"/>
          <table:table-cell table:number-columns-repeated="250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TRNDETAIL">
            <text:p>dbo.ZTRANS_TRNDETAIL</text:p>
          </table:table-cell>
          <table:table-cell table:style-name="ACE-0x98b59a0" office:value-type="string" office:string-value="TRVND#">
            <text:p>TRVND#</text:p>
          </table:table-cell>
          <table:table-cell table:style-name="ACE-0x98b59a0" office:value-type="string" office:string-value="Report/Statistics &gt; Idle ATMs Report &gt; Transaction History Report &gt; Transaction Detail">
            <text:p>Report/Statistics &gt; Idle ATMs Report &gt; Transaction History Report &gt; Transaction Detail</text:p>
          </table:table-cell>
          <table:table-cell table:style-name="ACE-0x98b5ca0" office:value-type="string" office:string-value="Vendor Number : ">
            <text:p>Vendor Number : </text:p>
          </table:table-cell>
          <table:table-cell table:style-name="ACE-0x98b5d60"/>
          <table:table-cell table:number-columns-repeated="250" table:style-name="ACE-0x98b59a0"/>
        </table:table-row>
        <table:table-row table:style-name="AROW-0">
          <table:table-cell table:number-columns-repeated="5" table:style-name="ACE-0x98b59a0"/>
          <table:table-cell table:style-name="ACE-0x98b5d60"/>
          <table:table-cell table:number-columns-repeated="250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Start at :">
            <text:p>Start at :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util">
            <text:p>util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VDEV">
            <text:p>TRVDEV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#Device id">
            <text:p>#Device i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ATA">
            <text:p>TRCATA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Street Address">
            <text:p>Street Address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CRD#">
            <text:p>TRCRD#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Card Number">
            <text:p>Card Number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_TDATTM">
            <text:p>_TDATTM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Date Time">
            <text:p>Date Tim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TRTY">
            <text:p>TRTRTY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Type">
            <text:p>Type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SPC">
            <text:p>TRRSPC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RespCD">
            <text:p>RespCD</text:p>
          </table:table-cell>
          <table:table-cell table:number-columns-repeated="251" table:style-name="ACE-0x98b59a0"/>
        </table:table-row>
        <table:table-row table:style-name="AROW-1">
          <table:table-cell table:style-name="ACE-0x98b59a0" office:value-type="string" office:string-value="ASDATA_T">
            <text:p>ASDATA_T</text:p>
          </table:table-cell>
          <table:table-cell table:style-name="ACE-0x98b59a0" office:value-type="string" office:string-value="dbo.ZTRANS_VIEW">
            <text:p>dbo.ZTRANS_VIEW</text:p>
          </table:table-cell>
          <table:table-cell table:style-name="ACE-0x98b59a0" office:value-type="string" office:string-value="TRRRF#">
            <text:p>TRRRF#</text:p>
          </table:table-cell>
          <table:table-cell table:style-name="ACE-0x98b59a0" office:value-type="string" office:string-value="Report/Statistics &gt; Idle ATMs Report &gt; Captured Cards">
            <text:p>Report/Statistics &gt; Idle ATMs Report &gt; Captured Cards</text:p>
          </table:table-cell>
          <table:table-cell table:style-name="ACE-0x98b59a0" office:value-type="string" office:string-value="Refer#">
            <text:p>Refer#</text:p>
          </table:table-cell>
          <table:table-cell table:number-columns-repeated="251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1">
          <table:table-cell table:style-name="ACE-0x98b5b20" office:value-type="string" office:string-value="database">
            <text:p>database</text:p>
          </table:table-cell>
          <table:table-cell table:style-name="ACE-0x98b5b20" office:value-type="string" office:string-value="table_name">
            <text:p>table_name</text:p>
          </table:table-cell>
          <table:table-cell table:style-name="ACE-0x98b5be0" office:value-type="string" office:string-value="column">
            <text:p>column</text:p>
          </table:table-cell>
          <table:table-cell table:style-name="ACE-0x98b5b20" office:value-type="string" office:string-value="page">
            <text:p>page</text:p>
          </table:table-cell>
          <table:table-cell table:style-name="ACE-0x98b5a60" office:value-type="string" office:string-value="field">
            <text:p>fiel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Find">
            <text:p>Find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Use Original Values">
            <text:p>Use Origin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Use Manual Values">
            <text:p>Use Manual Values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Cassette #1">
            <text:p>Cassette #1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Cassette #2">
            <text:p>Cassette #2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Cassette #3">
            <text:p>Cassette #3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Cassette #4">
            <text:p>Cassette #4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Cassette #5">
            <text:p>Cassette #5</text:p>
          </table:table-cell>
          <table:table-cell table:number-columns-repeated="251" table:style-name="ACE-0x98b59a0"/>
        </table:table-row>
        <table:table-row table:style-name="AROW-1"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ee0" office:value-type="string" office:string-value="-">
            <text:p>-</text:p>
          </table:table-cell>
          <table:table-cell table:style-name="ACE-0x98b59a0" office:value-type="string" office:string-value="Report/Statistics &gt; Idle ATMs Report &gt; Starting Cash">
            <text:p>Report/Statistics &gt; Idle ATMs Report &gt; Starting Cash</text:p>
          </table:table-cell>
          <table:table-cell table:style-name="ACE-0x98b59a0" office:value-type="string" office:string-value="Total">
            <text:p>Total</text:p>
          </table:table-cell>
          <table:table-cell table:number-columns-repeated="251" table:style-name="ACE-0x98b59a0"/>
        </table:table-row>
        <table:table-row table:style-name="AROW-0">
          <table:table-cell table:number-columns-repeated="8" table:style-name="ACE-0x98b59a0"/>
          <table:table-cell table:number-columns-repeated="56" table:style-name="ACE-0x98b59a0"/>
          <table:table-cell table:number-columns-repeated="192" table:style-name="ACE-0x98b59a0"/>
        </table:table-row>
        <table:table-row table:style-name="AROW-0" table:number-rows-repeated="8">
          <table:table-cell table:number-columns-repeated="8" table:style-name="ACE-0x98b59a0"/>
          <table:table-cell table:number-columns-repeated="56" table:style-name="ACE-0x98b59a0"/>
          <table:table-cell table:number-columns-repeated="192" table:style-name="ACE-0x98b59a0"/>
        </table:table-row>
        <table:table-row table:style-name="AROW-0">
          <table:table-cell table:number-columns-repeated="8" table:style-name="ACE-0x98b59a0"/>
          <table:table-cell table:number-columns-repeated="56" table:style-name="ACE-0x98b59a0"/>
          <table:table-cell table:number-columns-repeated="192" table:style-name="ACE-0x98b59a0"/>
        </table:table-row>
        <table:table-row table:style-name="AROW-0" table:number-rows-repeated="159">
          <table:table-cell table:number-columns-repeated="8" table:style-name="ACE-0x98b59a0"/>
          <table:table-cell table:number-columns-repeated="56" table:style-name="ACE-0x98b59a0"/>
          <table:table-cell table:number-columns-repeated="192" table:style-name="ACE-0x98b59a0"/>
        </table:table-row>
        <table:table-row table:style-name="AROW-0">
          <table:table-cell table:number-columns-repeated="64" table:style-name="ACE-0x98b59a0"/>
          <table:table-cell table:number-columns-repeated="192" table:style-name="ACE-0x98b59a0"/>
        </table:table-row>
        <table:table-row table:style-name="AROW-0" table:number-rows-repeated="3071">
          <table:table-cell table:number-columns-repeated="64" table:style-name="ACE-0x98b59a0"/>
          <table:table-cell table:number-columns-repeated="192" table:style-name="ACE-0x98b59a0"/>
        </table:table-row>
        <table:table-row table:style-name="AROW-0">
          <table:table-cell table:number-columns-repeated="256" table:style-name="ACE-0x98b59a0"/>
        </table:table-row>
        <table:table-row table:style-name="AROW-0" table:number-rows-repeated="1044479">
          <table:table-cell table:number-columns-repeated="256" table:style-name="ACE-0x98b59a0"/>
        </table:table-row>
        <table:named-expressions>
          <table:named-expression table:name="Print_Area" table:expression="of:=#REF!" table:base-cell-address="$'Sub Menu Detail'.$A$1"/>
          <table:named-expression table:name="Sheet_Title" table:expression="of:=&quot;Sub Menu Detail&quot;" table:base-cell-address="$'Sub Menu Detail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9877a1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9880f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98b9110" style:display-name="Menu" style:page-layout-name="pl-0x9877a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8b9268" style:display-name="Sub Menu Detail" style:page-layout-name="pl-0x9880f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8-27T09:51:09Z</dc:date>
    <meta:creation-date>2012-08-07T11:05:12Z</meta:creation-date>
    <meta:editing-cycles>27</meta:editing-cycles>
    <meta:editing-duration>PT1H52M13S</meta:editing-duration>
    <meta:generator>gnumeric/1.10.17</meta:generator>
  </office:meta>
</office:document-meta>
</file>